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2pt" style:font-size-asian="12pt" style:font-size-complex="12pt" fo:font-weight="bold" style:font-weight-asian="bold" style:font-weight-complex="bold"/>
    </style:style>
    <style:style style:name="T1_2" style:family="text">
      <style:text-properties fo:font-size="12pt" style:font-size-asian="12pt" style:font-size-complex="12pt"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T1_10" style:family="text">
      <style:text-properties fo:font-weight="bold" style:font-weight-asian="bold" style:font-weight-complex="bold"/>
    </style:style>
    <style:style style:name="T1_11" style:family="text">
      <style:text-properties fo:font-weight="bold" style:font-weight-asian="bold" style:font-weight-complex="bold"/>
    </style:style>
    <style:style style:name="T1_12" style:family="text">
      <style:text-properties fo:font-weight="bold" style:font-weight-asian="bold" style:font-weight-complex="bold"/>
    </style:style>
    <style:style style:name="T1_13" style:family="text">
      <style:text-properties fo:font-weight="bold" style:font-weight-asian="bold" style:font-weight-complex="bold"/>
    </style:style>
    <style:style style:name="T1_14" style:family="text">
      <style:text-properties fo:font-weight="bold" style:font-weight-asian="bold" style:font-weight-complex="bold"/>
    </style:style>
    <style:style style:name="T1_15" style:family="text">
      <style:text-properties fo:font-weight="bold" style:font-weight-asian="bold" style:font-weight-complex="bold"/>
    </style:style>
    <style:style style:name="T1_16" style:family="text">
      <style:text-properties fo:font-weight="bold" style:font-weight-asian="bold" style:font-weight-complex="bold"/>
    </style:style>
    <style:style style:name="T1_17" style:family="text">
      <style:text-properties fo:font-weight="bold" style:font-weight-asian="bold" style:font-weight-complex="bold"/>
    </style:style>
    <style:style style:name="T1_18" style:family="text">
      <style:text-properties fo:font-weight="bold" style:font-weight-asian="bold" style:font-weight-complex="bold"/>
    </style:style>
    <style:style style:name="T1_19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38%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>
      <style:text-properties fo:font-weight="bold" style:font-weight-asian="bold" style:font-weight-complex="bold"/>
    </style:style>
    <style:style style:name="T14_4" style:family="text">
      <style:text-properties fo:font-weight="bold" style:font-weight-asian="bold" style:font-weight-complex="bold"/>
    </style:style>
    <style:style style:name="T14_5" style:family="text">
      <style:text-properties fo:font-weight="bold" style:font-weight-asian="bold" style:font-weight-complex="bold"/>
    </style:style>
    <style:style style:name="T14_6" style:family="text">
      <style:text-properties fo:font-weight="bold" style:font-weight-asian="bold" style:font-weight-complex="bold"/>
    </style:style>
    <style:style style:name="T14_7" style:family="text">
      <style:text-properties fo:font-weight="bold" style:font-weight-asian="bold" style:font-weight-complex="bold"/>
    </style:style>
    <style:style style:name="T14_8" style:family="text">
      <style:text-properties fo:font-weight="bold" style:font-weight-asian="bold" style:font-weight-complex="bold"/>
    </style:style>
    <style:style style:name="T14_9" style:family="text">
      <style:text-properties fo:font-weight="bold" style:font-weight-asian="bold" style:font-weight-complex="bold"/>
    </style:style>
    <style:style style:name="T14_10" style:family="text">
      <style:text-properties fo:font-weight="bold" style:font-weight-asian="bold" style:font-weight-complex="bold"/>
    </style:style>
    <style:style style:name="T14_11" style:family="text">
      <style:text-properties fo:font-weight="bold" style:font-weight-asian="bold" style:font-weight-complex="bold"/>
    </style:style>
    <style:style style:name="T14_12" style:family="text">
      <style:text-properties fo:font-weight="bold" style:font-weight-asian="bold" style:font-weight-complex="bold"/>
    </style:style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>
      <style:text-properties fo:font-weight="bold" style:font-weight-asian="bold" style:font-weight-complex="bold"/>
    </style:style>
    <style:style style:name="T14_27" style:family="text">
      <style:text-properties fo:font-weight="bold" style:font-weight-asian="bold" style:font-weight-complex="bold"/>
    </style:style>
    <style:style style:name="T14_28" style:family="text">
      <style:text-properties fo:font-weight="bold" style:font-weight-asian="bold" style:font-weight-complex="bold"/>
    </style:style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/>
    <style:style style:name="T14_175" style:family="text"/>
    <style:style style:name="T14_176" style:family="text"/>
    <style:style style:name="T14_177" style:family="text"/>
    <style:style style:name="T14_178" style:family="text"/>
    <style:style style:name="T14_179" style:family="text"/>
    <style:style style:name="T14_180" style:family="text"/>
    <style:style style:name="T14_181" style:family="text"/>
    <style:style style:name="T14_182" style:family="text"/>
    <style:style style:name="T14_183" style:family="text"/>
    <style:style style:name="T14_184" style:family="text"/>
    <style:style style:name="T14_185" style:family="text"/>
    <style:style style:name="T14_186" style:family="text"/>
    <style:style style:name="T14_187" style:family="text"/>
    <style:style style:name="T14_188" style:family="text"/>
    <style:style style:name="T14_189" style:family="text"/>
    <style:style style:name="T14_190" style:family="text"/>
    <style:style style:name="T14_191" style:family="text"/>
    <style:style style:name="T14_192" style:family="text"/>
    <style:style style:name="T14_193" style:family="text"/>
    <style:style style:name="T14_194" style:family="text"/>
    <style:style style:name="T14_195" style:family="text"/>
    <style:style style:name="T14_196" style:family="text"/>
    <style:style style:name="T14_197" style:family="text"/>
    <style:style style:name="T14_198" style:family="text"/>
    <style:style style:name="T14_199" style:family="text"/>
    <style:style style:name="T14_200" style:family="text"/>
    <style:style style:name="T14_201" style:family="text"/>
    <style:style style:name="T14_202" style:family="text"/>
    <style:style style:name="T14_203" style:family="text"/>
    <style:style style:name="T14_204" style:family="text"/>
    <style:style style:name="T14_205" style:family="text"/>
    <style:style style:name="T14_206" style:family="text"/>
    <style:style style:name="T14_207" style:family="text"/>
    <style:style style:name="T14_208" style:family="text"/>
    <style:style style:name="T14_209" style:family="text"/>
    <style:style style:name="T14_210" style:family="text"/>
    <style:style style:name="T14_211" style:family="text"/>
    <style:style style:name="T14_212" style:family="text"/>
    <style:style style:name="T14_213" style:family="text"/>
    <style:style style:name="T14_214" style:family="text"/>
    <style:style style:name="T14_215" style:family="text"/>
    <style:style style:name="T14_216" style:family="text"/>
    <style:style style:name="T14_217" style:family="text"/>
    <style:style style:name="T14_218" style:family="text"/>
    <style:style style:name="T14_219" style:family="text"/>
    <style:style style:name="T14_220" style:family="text"/>
    <style:style style:name="T14_221" style:family="text"/>
    <style:style style:name="T14_222" style:family="text"/>
    <style:style style:name="T14_223" style:family="text"/>
    <style:style style:name="T14_224" style:family="text"/>
    <style:style style:name="T14_225" style:family="text"/>
    <style:style style:name="T14_226" style:family="text"/>
    <style:style style:name="T14_227" style:family="text"/>
    <style:style style:name="T14_228" style:family="text"/>
    <style:style style:name="T14_229" style:family="text"/>
    <style:style style:name="T14_230" style:family="text"/>
    <style:style style:name="T14_231" style:family="text"/>
    <style:style style:name="T14_232" style:family="text"/>
    <style:style style:name="T14_233" style:family="text"/>
    <style:style style:name="T14_234" style:family="text"/>
    <style:style style:name="T14_235" style:family="text"/>
    <style:style style:name="T14_236" style:family="text"/>
    <style:style style:name="T14_237" style:family="text"/>
    <style:style style:name="T14_238" style:family="text"/>
    <style:style style:name="T14_239" style:family="text"/>
    <style:style style:name="T14_240" style:family="text"/>
    <style:style style:name="T14_241" style:family="text"/>
    <style:style style:name="T14_242" style:family="text"/>
    <style:style style:name="T14_243" style:family="text"/>
    <style:style style:name="T14_244" style:family="text"/>
    <style:style style:name="T14_245" style:family="text"/>
    <style:style style:name="T14_246" style:family="text"/>
    <style:style style:name="T14_247" style:family="text"/>
    <style:style style:name="T14_248" style:family="text"/>
    <style:style style:name="T14_249" style:family="text"/>
    <style:style style:name="T14_250" style:family="text"/>
    <style:style style:name="T14_251" style:family="text"/>
    <style:style style:name="T14_252" style:family="text"/>
    <style:style style:name="T14_253" style:family="text"/>
    <style:style style:name="T14_254" style:family="text"/>
    <style:style style:name="T14_255" style:family="text"/>
    <style:style style:name="T14_256" style:family="text"/>
    <style:style style:name="T14_257" style:family="text"/>
    <style:style style:name="T14_258" style:family="text"/>
    <style:style style:name="T14_259" style:family="text"/>
    <style:style style:name="T14_260" style:family="text"/>
    <style:style style:name="T14_261" style:family="text"/>
    <style:style style:name="T14_262" style:family="text"/>
    <style:style style:name="T14_263" style:family="text"/>
    <style:style style:name="T14_264" style:family="text"/>
    <style:style style:name="T14_265" style:family="text"/>
    <style:style style:name="T14_266" style:family="text"/>
    <style:style style:name="T14_267" style:family="text"/>
    <style:style style:name="T14_268" style:family="text"/>
    <style:style style:name="T14_269" style:family="text"/>
    <style:style style:name="T14_270" style:family="text"/>
    <style:style style:name="T14_271" style:family="text"/>
    <style:style style:name="T14_272" style:family="text"/>
    <style:style style:name="T14_273" style:family="text"/>
    <style:style style:name="T14_274" style:family="text"/>
    <style:style style:name="T14_275" style:family="text"/>
    <style:style style:name="T14_276" style:family="text"/>
    <style:style style:name="T14_277" style:family="text"/>
    <style:style style:name="T14_278" style:family="text"/>
    <style:style style:name="T14_279" style:family="text"/>
    <style:style style:name="T14_280" style:family="text"/>
    <style:style style:name="T14_281" style:family="text"/>
    <style:style style:name="P15" style:family="paragraph" style:parent-style-name="Standard">
      <style:paragraph-properties fo:break-before="auto" fo:line-height="138%" style:writing-mode="lr-tb"/>
    </style:style>
    <style:style style:name="P16" style:family="paragraph" style:parent-style-name="Standard">
      <style:paragraph-properties fo:break-before="auto" fo:line-height="138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T20_167" style:family="text"/>
    <style:style style:name="T20_168" style:family="text"/>
    <style:style style:name="T20_169" style:family="text"/>
    <style:style style:name="T20_170" style:family="text"/>
    <style:style style:name="T20_171" style:family="text"/>
    <style:style style:name="T20_172" style:family="text"/>
    <style:style style:name="T20_173" style:family="text"/>
    <style:style style:name="T20_174" style:family="text"/>
    <style:style style:name="T20_175" style:family="text"/>
    <style:style style:name="T20_176" style:family="text"/>
    <style:style style:name="T20_177" style:family="text"/>
    <style:style style:name="T20_178" style:family="text"/>
    <style:style style:name="T20_179" style:family="text"/>
    <style:style style:name="T20_180" style:family="text"/>
    <style:style style:name="T20_181" style:family="text"/>
    <style:style style:name="T20_182" style:family="text"/>
    <style:style style:name="T20_183" style:family="text"/>
    <style:style style:name="T20_184" style:family="text"/>
    <style:style style:name="T20_185" style:family="text"/>
    <style:style style:name="T20_186" style:family="text"/>
    <style:style style:name="T20_187" style:family="text"/>
    <style:style style:name="T20_188" style:family="text"/>
    <style:style style:name="T20_189" style:family="text"/>
    <style:style style:name="T20_190" style:family="text"/>
    <style:style style:name="T20_191" style:family="text"/>
    <style:style style:name="T20_192" style:family="text"/>
    <style:style style:name="T20_193" style:family="text"/>
    <style:style style:name="T20_194" style:family="text"/>
    <style:style style:name="T20_195" style:family="text"/>
    <style:style style:name="T20_196" style:family="text"/>
    <style:style style:name="T20_197" style:family="text"/>
    <style:style style:name="T20_198" style:family="text"/>
    <style:style style:name="T20_199" style:family="text"/>
    <style:style style:name="T20_200" style:family="text"/>
    <style:style style:name="T20_201" style:family="text"/>
    <style:style style:name="T20_202" style:family="text"/>
    <style:style style:name="T20_203" style:family="text"/>
    <style:style style:name="T20_204" style:family="text"/>
    <style:style style:name="T20_205" style:family="text"/>
    <style:style style:name="T20_206" style:family="text"/>
    <style:style style:name="T20_207" style:family="text"/>
    <style:style style:name="T20_208" style:family="text"/>
    <style:style style:name="T20_209" style:family="text"/>
    <style:style style:name="T20_210" style:family="text"/>
    <style:style style:name="T20_211" style:family="text"/>
    <style:style style:name="T20_212" style:family="text"/>
    <style:style style:name="T20_213" style:family="text"/>
    <style:style style:name="T20_214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T22_157" style:family="text"/>
    <style:style style:name="T22_158" style:family="text"/>
    <style:style style:name="T22_159" style:family="text"/>
    <style:style style:name="T22_160" style:family="text"/>
    <style:style style:name="T22_161" style:family="text"/>
    <style:style style:name="T22_162" style:family="text"/>
    <style:style style:name="T22_163" style:family="text"/>
    <style:style style:name="T22_164" style:family="text"/>
    <style:style style:name="T22_165" style:family="text"/>
    <style:style style:name="T22_166" style:family="text"/>
    <style:style style:name="T22_167" style:family="text"/>
    <style:style style:name="T22_168" style:family="text"/>
    <style:style style:name="T22_169" style:family="text"/>
    <style:style style:name="T22_170" style:family="text"/>
    <style:style style:name="T22_171" style:family="text"/>
    <style:style style:name="T22_172" style:family="text"/>
    <style:style style:name="T22_173" style:family="text"/>
    <style:style style:name="T22_174" style:family="text"/>
    <style:style style:name="T22_175" style:family="text"/>
    <style:style style:name="T22_176" style:family="text"/>
    <style:style style:name="T22_177" style:family="text"/>
    <style:style style:name="T22_178" style:family="text"/>
    <style:style style:name="T22_179" style:family="text"/>
    <style:style style:name="T22_180" style:family="text"/>
    <style:style style:name="T22_181" style:family="text"/>
    <style:style style:name="T22_182" style:family="text"/>
    <style:style style:name="T22_183" style:family="text"/>
    <style:style style:name="T22_184" style:family="text"/>
    <style:style style:name="T22_185" style:family="text"/>
    <style:style style:name="T22_186" style:family="text"/>
    <style:style style:name="T22_187" style:family="text"/>
    <style:style style:name="T22_188" style:family="text"/>
    <style:style style:name="T22_189" style:family="text"/>
    <style:style style:name="T22_190" style:family="text"/>
    <style:style style:name="T22_191" style:family="text"/>
    <style:style style:name="T22_192" style:family="text"/>
    <style:style style:name="T22_193" style:family="text"/>
    <style:style style:name="T22_194" style:family="text"/>
    <style:style style:name="T22_195" style:family="text"/>
    <style:style style:name="T22_196" style:family="text"/>
    <style:style style:name="T22_197" style:family="text"/>
    <style:style style:name="T22_198" style:family="text"/>
    <style:style style:name="T22_199" style:family="text"/>
    <style:style style:name="T22_200" style:family="text"/>
    <style:style style:name="T22_201" style:family="text"/>
    <style:style style:name="T22_202" style:family="text"/>
    <style:style style:name="P2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line-height="138%" style:writing-mode="lr-tb"/>
    </style:style>
    <style:style style:name="T25_1" style:family="text"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7" style:family="paragraph" style:parent-style-name="Standard">
      <style:paragraph-properties fo:break-before="auto" fo:line-height="138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P28" style:family="paragraph" style:parent-style-name="Standard">
      <style:paragraph-properties fo:break-before="auto" fo:text-indent="0cm" fo:line-height="138%" fo:margin-left="1.27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P29" style:family="paragraph" style:parent-style-name="Standard">
      <style:paragraph-properties fo:break-before="auto" fo:text-indent="0cm" fo:line-height="138%" fo:margin-left="1.27cm" style:writing-mode="lr-tb"/>
    </style:style>
    <style:style style:name="P30" style:family="paragraph" style:parent-style-name="Standard">
      <style:paragraph-properties fo:break-before="auto" fo:text-indent="0cm" fo:line-height="138%" fo:margin-left="1.27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text-indent="0cm" fo:line-height="138%" fo:margin-left="1.27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P3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38%" style:writing-mode="lr-tb"/>
    </style:style>
    <style:style style:name="T34_1" style:family="text"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38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</office:automatic-styles>
  <office:body>
    <office:text>
      <text:p text:style-name="P1"><text:span text:style-name="T1_1">COM</text:span><text:span text:style-name="T1_2">1005/2007<text:s/></text:span><text:span text:style-name="T1_3">Lab</text:span><text:span text:style-name="T1_4"><text:s/>5:<text:s/></text:span><text:span text:style-name="T1_5">Getting</text:span><text:span text:style-name="T1_6"><text:s/></text:span><text:span text:style-name="T1_7">the</text:span><text:span text:style-name="T1_8"><text:s/></text:span><text:span text:style-name="T1_9">NAO</text:span><text:span text:style-name="T1_10"><text:s/></text:span><text:span text:style-name="T1_11">to</text:span><text:span text:style-name="T1_12"><text:s/></text:span><text:span text:style-name="T1_13">Learn</text:span><text:span text:style-name="T1_14"><text:s/></text:span><text:span text:style-name="T1_15">and</text:span><text:span text:style-name="T1_16"><text:s/></text:span><text:span text:style-name="T1_17">Detect</text:span><text:span text:style-name="T1_18"><text:s/></text:span><text:span text:style-name="T1_19">Faces</text:span></text:p>
      <text:p text:style-name="P2"/>
      <text:p text:style-name="P3"><text:span text:style-name="T3_1">Objective</text:span><text:span text:style-name="T3_2">:<text:s/></text:span><text:span text:style-name="T3_3">The</text:span><text:span text:style-name="T3_4"><text:s/></text:span><text:span text:style-name="T3_5">objective</text:span><text:span text:style-name="T3_6"><text:s/></text:span><text:span text:style-name="T3_7">of</text:span><text:span text:style-name="T3_8"><text:s/></text:span><text:span text:style-name="T3_9">this</text:span><text:span text:style-name="T3_10"><text:s/></text:span><text:span text:style-name="T3_11">lab</text:span><text:span text:style-name="T3_12"><text:s/></text:span><text:span text:style-name="T3_13">is</text:span><text:span text:style-name="T3_14"><text:s/></text:span><text:span text:style-name="T3_15">for</text:span><text:span text:style-name="T3_16"><text:s/></text:span><text:span text:style-name="T3_17">you</text:span><text:span text:style-name="T3_18"><text:s/></text:span><text:span text:style-name="T3_19">to</text:span><text:span text:style-name="T3_20"><text:s/></text:span><text:span text:style-name="T3_21">learn</text:span><text:span text:style-name="T3_22"><text:s/></text:span><text:span text:style-name="T3_23">how</text:span><text:span text:style-name="T3_24"><text:s/></text:span><text:span text:style-name="T3_25">to</text:span><text:span text:style-name="T3_26"><text:s/></text:span><text:span text:style-name="T3_27">get</text:span><text:span text:style-name="T3_28"><text:s/></text:span><text:span text:style-name="T3_29">the</text:span><text:span text:style-name="T3_30"><text:s/></text:span><text:span text:style-name="T3_31">NAO</text:span><text:span text:style-name="T3_32"><text:s/></text:span><text:span text:style-name="T3_33">to</text:span><text:span text:style-name="T3_34"><text:s/></text:span><text:span text:style-name="T3_35">learn</text:span><text:span text:style-name="T3_36"><text:s/></text:span><text:span text:style-name="T3_37">the</text:span><text:span text:style-name="T3_38"><text:s/></text:span><text:span text:style-name="T3_39">faces</text:span><text:span text:style-name="T3_40"><text:s/></text:span><text:span text:style-name="T3_41">of</text:span><text:span text:style-name="T3_42"><text:s/></text:span><text:span text:style-name="T3_43">members</text:span><text:span text:style-name="T3_44"><text:s/></text:span><text:span text:style-name="T3_45">in</text:span><text:span text:style-name="T3_46"><text:s/></text:span><text:span text:style-name="T3_47">your</text:span><text:span text:style-name="T3_48"><text:s/></text:span><text:span text:style-name="T3_49">group</text:span><text:span text:style-name="T3_50"><text:s/></text:span><text:span text:style-name="T3_51">and</text:span><text:span text:style-name="T3_52"><text:s/></text:span><text:span text:style-name="T3_53">then</text:span><text:span text:style-name="T3_54">,<text:s/></text:span><text:span text:style-name="T3_55">when</text:span><text:span text:style-name="T3_56"><text:s/></text:span><text:span text:style-name="T3_57">it</text:span><text:span text:style-name="T3_58"><text:s/></text:span><text:span text:style-name="T3_59">detects</text:span><text:span text:style-name="T3_60"><text:s/></text:span><text:span text:style-name="T3_61">one</text:span><text:span text:style-name="T3_62"><text:s/></text:span><text:span text:style-name="T3_63">of</text:span><text:span text:style-name="T3_64"><text:s/></text:span><text:span text:style-name="T3_65">their</text:span><text:span text:style-name="T3_66"><text:s/></text:span><text:span text:style-name="T3_67">faces</text:span><text:span text:style-name="T3_68">,<text:s text:c="2"/></text:span><text:span text:style-name="T3_69">to</text:span><text:span text:style-name="T3_70"><text:s/></text:span><text:span text:style-name="T3_71">do</text:span><text:span text:style-name="T3_72"><text:s/></text:span><text:span text:style-name="T3_73">something</text:span><text:span text:style-name="T3_74"><text:s/></text:span><text:span text:style-name="T3_75">face</text:span><text:span text:style-name="T3_76">-</text:span><text:span text:style-name="T3_77">specific</text:span><text:span text:style-name="T3_78">,<text:s/></text:span><text:span text:style-name="T3_79">like</text:span><text:span text:style-name="T3_80"><text:s/></text:span><text:span text:style-name="T3_81">greet</text:span><text:span text:style-name="T3_82"><text:s/></text:span><text:span text:style-name="T3_83">them</text:span><text:span text:style-name="T3_84">.<text:s/></text:span></text:p>
      <text:p text:style-name="P4"/>
      <text:p text:style-name="P5"><text:span text:style-name="T5_1">Background</text:span><text:span text:style-name="T5_2"><text:s/></text:span></text:p>
      <text:p text:style-name="P6"/>
      <text:p text:style-name="P7"><text:span text:style-name="T7_1">The</text:span><text:span text:style-name="T7_2"><text:s/></text:span><text:span text:style-name="T7_3">NAO</text:span><text:span text:style-name="T7_4"><text:s/></text:span><text:span text:style-name="T7_5">has</text:span><text:span text:style-name="T7_6"><text:s/></text:span><text:span text:style-name="T7_7">built</text:span><text:span text:style-name="T7_8">-</text:span><text:span text:style-name="T7_9">in</text:span><text:span text:style-name="T7_10"><text:s/></text:span><text:span text:style-name="T7_11">capability</text:span><text:span text:style-name="T7_12"><text:s/></text:span><text:span text:style-name="T7_13">to</text:span><text:span text:style-name="T7_14"><text:s/></text:span><text:span text:style-name="T7_15">learn</text:span><text:span text:style-name="T7_16"><text:s/></text:span><text:span text:style-name="T7_17">faces</text:span><text:span text:style-name="T7_18"><text:s/></text:span><text:span text:style-name="T7_19">and</text:span><text:span text:style-name="T7_20"><text:s/></text:span><text:span text:style-name="T7_21">then</text:span><text:span text:style-name="T7_22"><text:s/></text:span><text:span text:style-name="T7_23">to</text:span><text:span text:style-name="T7_24"><text:s/></text:span><text:span text:style-name="T7_25">detect</text:span><text:span text:style-name="T7_26"><text:s/></text:span><text:span text:style-name="T7_27">faces</text:span><text:span text:style-name="T7_28"><text:s/></text:span><text:span text:style-name="T7_29">it</text:span><text:span text:style-name="T7_30"><text:s/></text:span><text:span text:style-name="T7_31">has</text:span><text:span text:style-name="T7_32"><text:s/></text:span><text:span text:style-name="T7_33">learned</text:span><text:span text:style-name="T7_34">.<text:s/></text:span><text:span text:style-name="T7_35">It</text:span><text:span text:style-name="T7_36"><text:s/></text:span><text:span text:style-name="T7_37">does</text:span><text:span text:style-name="T7_38">,<text:s/></text:span><text:span text:style-name="T7_39">however</text:span><text:span text:style-name="T7_40">,<text:s/></text:span><text:span text:style-name="T7_41">have</text:span><text:span text:style-name="T7_42"><text:s/></text:span><text:span text:style-name="T7_43">a</text:span><text:span text:style-name="T7_44"><text:s/></text:span><text:span text:style-name="T7_45">number</text:span><text:span text:style-name="T7_46"><text:s/></text:span><text:span text:style-name="T7_47">of</text:span><text:span text:style-name="T7_48"><text:s/></text:span><text:span text:style-name="T7_49">limitations</text:span><text:span text:style-name="T7_50">:</text:span></text:p>
      <text:list text:style-name="LS1" xml:id="list0">
        <text:list-item>
          <text:p text:style-name="P8"><text:span text:style-name="T8_1">It</text:span><text:span text:style-name="T8_2"><text:s/></text:span><text:span text:style-name="T8_3">is</text:span><text:span text:style-name="T8_4"><text:s/></text:span><text:span text:style-name="T8_5">limited</text:span><text:span text:style-name="T8_6"><text:s/></text:span><text:span text:style-name="T8_7">to</text:span><text:span text:style-name="T8_8"><text:s/></text:span><text:span text:style-name="T8_9">learning</text:span><text:span text:style-name="T8_10"><text:s/></text:span><text:span text:style-name="T8_11">a</text:span><text:span text:style-name="T8_12"><text:s/></text:span><text:span text:style-name="T8_13">maximum</text:span><text:span text:style-name="T8_14"><text:s/></text:span><text:span text:style-name="T8_15">of</text:span><text:span text:style-name="T8_16"><text:s/>5<text:s/></text:span><text:span text:style-name="T8_17">distinct</text:span><text:span text:style-name="T8_18"><text:s/></text:span><text:span text:style-name="T8_19">faces</text:span><text:span text:style-name="T8_20">.<text:s/></text:span></text:p>
        </text:list-item>
        <text:list-item>
          <text:p text:style-name="P9"><text:span text:style-name="T9_1">Faces</text:span><text:span text:style-name="T9_2"><text:s/></text:span><text:span text:style-name="T9_3">can</text:span><text:span text:style-name="T9_4"><text:s/></text:span><text:span text:style-name="T9_5">only</text:span><text:span text:style-name="T9_6"><text:s/></text:span><text:span text:style-name="T9_7">be</text:span><text:span text:style-name="T9_8"><text:s/></text:span><text:span text:style-name="T9_9">learned</text:span><text:span text:style-name="T9_10"><text:s/></text:span><text:span text:style-name="T9_11">or</text:span><text:span text:style-name="T9_12"><text:s/></text:span><text:span text:style-name="T9_13">detected</text:span><text:span text:style-name="T9_14"><text:s/></text:span><text:span text:style-name="T9_15">using</text:span><text:span text:style-name="T9_16"><text:s/></text:span><text:span text:style-name="T9_17">the</text:span><text:span text:style-name="T9_18"><text:s/></text:span><text:span text:style-name="T9_19">real</text:span><text:span text:style-name="T9_20"><text:s/></text:span><text:span text:style-name="T9_21">robot</text:span><text:span text:style-name="T9_22">;<text:s/></text:span><text:span text:style-name="T9_23">i</text:span><text:span text:style-name="T9_24">.</text:span><text:span text:style-name="T9_25">e</text:span><text:span text:style-name="T9_26">.<text:s/></text:span><text:span text:style-name="T9_27">the</text:span><text:span text:style-name="T9_28"><text:s/></text:span><text:span text:style-name="T9_29">virtual</text:span><text:span text:style-name="T9_30"><text:s/></text:span><text:span text:style-name="T9_31">robot</text:span><text:span text:style-name="T9_32"><text:s/></text:span><text:span text:style-name="T9_33">cannot</text:span><text:span text:style-name="T9_34"><text:s/></text:span><text:span text:style-name="T9_35">learn</text:span><text:span text:style-name="T9_36"><text:s/></text:span><text:span text:style-name="T9_37">or</text:span><text:span text:style-name="T9_38"><text:s/></text:span><text:span text:style-name="T9_39">detect</text:span><text:span text:style-name="T9_40"><text:s/></text:span><text:span text:style-name="T9_41">faces</text:span><text:span text:style-name="T9_42">.<text:s/></text:span></text:p>
        </text:list-item>
        <text:list-item>
          <text:p text:style-name="P10"><text:span text:style-name="T10_1">Using</text:span><text:span text:style-name="T10_2"><text:s/></text:span><text:span text:style-name="T10_3">the</text:span><text:span text:style-name="T10_4"><text:s/></text:span><text:span text:style-name="T10_5">box</text:span><text:span text:style-name="T10_6"><text:s/></text:span><text:span text:style-name="T10_7">libraries</text:span><text:span text:style-name="T10_8"><text:s/></text:span><text:span text:style-name="T10_9">within</text:span><text:span text:style-name="T10_10"><text:s/></text:span><text:span text:style-name="T10_11">Choregraphe</text:span><text:span text:style-name="T10_12"><text:s/></text:span><text:span text:style-name="T10_13">has</text:span><text:span text:style-name="T10_14"><text:s/></text:span><text:span text:style-name="T10_15">the</text:span><text:span text:style-name="T10_16"><text:s/></text:span><text:span text:style-name="T10_17">additional</text:span><text:span text:style-name="T10_18"><text:s/></text:span><text:span text:style-name="T10_19">limitation</text:span><text:span text:style-name="T10_20"><text:s/></text:span><text:span text:style-name="T10_21">that</text:span><text:span text:style-name="T10_22"><text:s/></text:span><text:span text:style-name="T10_23">learned</text:span><text:span text:style-name="T10_24"><text:s/></text:span><text:span text:style-name="T10_25">faces</text:span><text:span text:style-name="T10_26"><text:s/></text:span><text:span text:style-name="T10_27">cannot</text:span><text:span text:style-name="T10_28"><text:s/></text:span><text:span text:style-name="T10_29">be</text:span><text:span text:style-name="T10_30"><text:s/></text:span><text:span text:style-name="T10_31">remembered</text:span><text:span text:style-name="T10_32"><text:s/></text:span><text:span text:style-name="T10_33">across</text:span><text:span text:style-name="T10_34"><text:s/></text:span><text:span text:style-name="T10_35">sessions</text:span><text:span text:style-name="T10_36">.<text:s/></text:span><text:span text:style-name="T10_37">That</text:span><text:span text:style-name="T10_38"><text:s/></text:span><text:span text:style-name="T10_39">is</text:span><text:span text:style-name="T10_40">,<text:s/></text:span><text:span text:style-name="T10_41">each</text:span><text:span text:style-name="T10_42"><text:s/></text:span><text:span text:style-name="T10_43">time</text:span><text:span text:style-name="T10_44"><text:s/></text:span><text:span text:style-name="T10_45">you</text:span><text:span text:style-name="T10_46"><text:s/></text:span><text:span text:style-name="T10_47">start</text:span><text:span text:style-name="T10_48"><text:s/></text:span><text:span text:style-name="T10_49">up</text:span><text:span text:style-name="T10_50"><text:s/></text:span><text:span text:style-name="T10_51">Choregraphe</text:span><text:span text:style-name="T10_52"><text:s/></text:span><text:span text:style-name="T10_53">and</text:span><text:span text:style-name="T10_54"><text:s/></text:span><text:span text:style-name="T10_55">connect</text:span><text:span text:style-name="T10_56"><text:s/></text:span><text:span text:style-name="T10_57">to</text:span><text:span text:style-name="T10_58"><text:s/></text:span><text:span text:style-name="T10_59">a</text:span><text:span text:style-name="T10_60"><text:s/></text:span><text:span text:style-name="T10_61">robot</text:span><text:span text:style-name="T10_62"><text:s/></text:span><text:span text:style-name="T10_63">you</text:span><text:span text:style-name="T10_64"><text:s/></text:span><text:span text:style-name="T10_65">will</text:span><text:span text:style-name="T10_66"><text:s/></text:span><text:span text:style-name="T10_67">have</text:span><text:span text:style-name="T10_68"><text:s/></text:span><text:span text:style-name="T10_69">to</text:span><text:span text:style-name="T10_70"><text:s/></text:span><text:span text:style-name="T10_71">get</text:span><text:span text:style-name="T10_72"><text:s/></text:span><text:span text:style-name="T10_73">it</text:span><text:span text:style-name="T10_74"><text:s/></text:span><text:span text:style-name="T10_75">to</text:span><text:span text:style-name="T10_76"><text:s/></text:span><text:span text:style-name="T10_77">learn</text:span><text:span text:style-name="T10_78"><text:s/></text:span><text:span text:style-name="T10_79">faces</text:span><text:span text:style-name="T10_80"><text:s/></text:span><text:span text:style-name="T10_81">again</text:span><text:span text:style-name="T10_82"><text:s/>(</text:span><text:span text:style-name="T10_83">once</text:span><text:span text:style-name="T10_84"><text:s/></text:span><text:span text:style-name="T10_85">you</text:span><text:span text:style-name="T10_86"><text:s/></text:span><text:span text:style-name="T10_87">start</text:span><text:span text:style-name="T10_88"><text:s/></text:span><text:span text:style-name="T10_89">programming</text:span><text:span text:style-name="T10_90"><text:s/></text:span><text:span text:style-name="T10_91">the</text:span><text:span text:style-name="T10_92"><text:s/></text:span><text:span text:style-name="T10_93">robot</text:span><text:span text:style-name="T10_94"><text:s/></text:span><text:span text:style-name="T10_95">directly</text:span><text:span text:style-name="T10_96"><text:s/></text:span><text:span text:style-name="T10_97">you</text:span><text:span text:style-name="T10_98"><text:s/></text:span><text:span text:style-name="T10_99">will</text:span><text:span text:style-name="T10_100"><text:s/></text:span><text:span text:style-name="T10_101">be</text:span><text:span text:style-name="T10_102"><text:s/></text:span><text:span text:style-name="T10_103">able</text:span><text:span text:style-name="T10_104"><text:s/></text:span><text:span text:style-name="T10_105">to</text:span><text:span text:style-name="T10_106"><text:s/></text:span><text:span text:style-name="T10_107">save</text:span><text:span text:style-name="T10_108"><text:s/></text:span><text:span text:style-name="T10_109">face</text:span><text:span text:style-name="T10_110"><text:s/></text:span><text:span text:style-name="T10_111">images</text:span><text:span text:style-name="T10_112"><text:s/></text:span><text:span text:style-name="T10_113">to</text:span><text:span text:style-name="T10_114"><text:s/></text:span><text:span text:style-name="T10_115">a</text:span><text:span text:style-name="T10_116"><text:s/></text:span><text:span text:style-name="T10_117">file</text:span><text:span text:style-name="T10_118"><text:s/></text:span><text:span text:style-name="T10_119">and</text:span><text:span text:style-name="T10_120"><text:s/></text:span><text:span text:style-name="T10_121">reload</text:span><text:span text:style-name="T10_122"><text:s/></text:span><text:span text:style-name="T10_123">them</text:span><text:span text:style-name="T10_124"><text:s/></text:span><text:span text:style-name="T10_125">in</text:span><text:span text:style-name="T10_126"><text:s/></text:span><text:span text:style-name="T10_127">subsequent</text:span><text:span text:style-name="T10_128"><text:s/></text:span><text:span text:style-name="T10_129">sessions</text:span><text:span text:style-name="T10_130">).<text:s text:c="2"/></text:span></text:p>
        </text:list-item>
      </text:list>
      <text:p text:style-name="P11"/>
      <text:p text:style-name="P12"><text:span text:style-name="T12_1">Exercise</text:span></text:p>
      <text:p text:style-name="P13"/>
      <text:p text:style-name="P14"><text:span text:style-name="T14_1">NB</text:span><text:span text:style-name="T14_2">:<text:s/></text:span><text:span text:style-name="T14_3">This</text:span><text:span text:style-name="T14_4"><text:s/></text:span><text:span text:style-name="T14_5">is</text:span><text:span text:style-name="T14_6"><text:s/></text:span><text:span text:style-name="T14_7">a</text:span><text:span text:style-name="T14_8"><text:s/></text:span><text:span text:style-name="T14_9">group</text:span><text:span text:style-name="T14_10"><text:s/></text:span><text:span text:style-name="T14_11">exercise</text:span><text:span text:style-name="T14_12">.</text:span><text:span text:style-name="T14_13"><text:s/></text:span><text:span text:style-name="T14_14">I</text:span><text:span text:style-name="T14_15">.</text:span><text:span text:style-name="T14_16">e</text:span><text:span text:style-name="T14_17">.<text:s/></text:span><text:span text:style-name="T14_18">only</text:span><text:span text:style-name="T14_19"><text:s/></text:span><text:span text:style-name="T14_20">one</text:span><text:span text:style-name="T14_21"><text:s/></text:span><text:span text:style-name="T14_22">submission</text:span><text:span text:style-name="T14_23"><text:s/></text:span><text:span text:style-name="T14_24">per</text:span><text:span text:style-name="T14_25"><text:s/></text:span><text:span text:style-name="T14_26">sub</text:span><text:span text:style-name="T14_27">-</text:span><text:span text:style-name="T14_28">group</text:span><text:span text:style-name="T14_29"><text:s/>(</text:span><text:span text:style-name="T14_30">see</text:span><text:span text:style-name="T14_31"><text:s/></text:span><text:span text:style-name="T14_32">below</text:span><text:span text:style-name="T14_33">)<text:s/></text:span><text:span text:style-name="T14_34">is</text:span><text:span text:style-name="T14_35"><text:s/></text:span><text:span text:style-name="T14_36">required</text:span><text:span text:style-name="T14_37"><text:s/></text:span><text:span text:style-name="T14_38">and</text:span><text:span text:style-name="T14_39"><text:s/></text:span><text:span text:style-name="T14_40">everyone</text:span><text:span text:style-name="T14_41"><text:s/></text:span><text:span text:style-name="T14_42">in</text:span><text:span text:style-name="T14_43"><text:s/></text:span><text:span text:style-name="T14_44">the</text:span><text:span text:style-name="T14_45"><text:s/></text:span><text:span text:style-name="T14_46">sub</text:span><text:span text:style-name="T14_47">-</text:span><text:span text:style-name="T14_48">group</text:span><text:span text:style-name="T14_49"><text:s/></text:span><text:span text:style-name="T14_50">will</text:span><text:span text:style-name="T14_51"><text:s/></text:span><text:span text:style-name="T14_52">get</text:span><text:span text:style-name="T14_53"><text:s/></text:span><text:span text:style-name="T14_54">the</text:span><text:span text:style-name="T14_55"><text:s/></text:span><text:span text:style-name="T14_56">same</text:span><text:span text:style-name="T14_57"><text:s/></text:span><text:span text:style-name="T14_58">mark</text:span><text:span text:style-name="T14_59">,<text:s/></text:span><text:span text:style-name="T14_60">provided</text:span><text:span text:style-name="T14_61"><text:s/></text:span><text:span text:style-name="T14_62">they</text:span><text:span text:style-name="T14_63"><text:s/></text:span><text:span text:style-name="T14_64">are</text:span><text:span text:style-name="T14_65"><text:s/></text:span><text:span text:style-name="T14_66">present</text:span><text:span text:style-name="T14_67"><text:s/></text:span><text:span text:style-name="T14_68">when</text:span><text:span text:style-name="T14_69"><text:s/></text:span><text:span text:style-name="T14_70">their</text:span><text:span text:style-name="T14_71"><text:s/></text:span><text:span text:style-name="T14_72">program</text:span><text:span text:style-name="T14_73">/</text:span><text:span text:style-name="T14_74">robot</text:span><text:span text:style-name="T14_75"><text:s/></text:span><text:span text:style-name="T14_76">behaviour</text:span><text:span text:style-name="T14_77"><text:s/></text:span><text:span text:style-name="T14_78">is</text:span><text:span text:style-name="T14_79"><text:s/></text:span><text:span text:style-name="T14_80">assessed</text:span><text:span text:style-name="T14_81"><text:s/></text:span><text:span text:style-name="T14_82">and</text:span><text:span text:style-name="T14_83"><text:s/></text:span><text:span text:style-name="T14_84">able</text:span><text:span text:style-name="T14_85"><text:s/></text:span><text:span text:style-name="T14_86">to</text:span><text:span text:style-name="T14_87"><text:s/></text:span><text:span text:style-name="T14_88">answer</text:span><text:span text:style-name="T14_89"><text:s/></text:span><text:span text:style-name="T14_90">any</text:span><text:span text:style-name="T14_91"><text:s/></text:span><text:span text:style-name="T14_92">questions</text:span><text:span text:style-name="T14_93"><text:s/></text:span><text:span text:style-name="T14_94">about</text:span><text:span text:style-name="T14_95"><text:s/></text:span><text:span text:style-name="T14_96">the</text:span><text:span text:style-name="T14_97"><text:s/></text:span><text:span text:style-name="T14_98">program</text:span><text:span text:style-name="T14_99"><text:s/></text:span><text:span text:style-name="T14_100">and</text:span><text:span text:style-name="T14_101">/</text:span><text:span text:style-name="T14_102">or</text:span><text:span text:style-name="T14_103"><text:s/></text:span><text:span text:style-name="T14_104">robot</text:span><text:span text:style-name="T14_105"><text:s/></text:span><text:span text:style-name="T14_106">behaviour</text:span><text:span text:style-name="T14_107">.<text:s text:c="2"/></text:span><text:span text:style-name="T14_108">Given</text:span><text:span text:style-name="T14_109"><text:s/></text:span><text:span text:style-name="T14_110">the</text:span><text:span text:style-name="T14_111"><text:s/></text:span><text:span text:style-name="T14_112">NAO</text:span><text:span text:style-name="T14_113">’</text:span><text:span text:style-name="T14_114">s</text:span><text:span text:style-name="T14_115"><text:s/></text:span><text:span text:style-name="T14_116">limitation</text:span><text:span text:style-name="T14_117"><text:s/></text:span><text:span text:style-name="T14_118">of</text:span><text:span text:style-name="T14_119"><text:s/></text:span><text:span text:style-name="T14_120">only</text:span><text:span text:style-name="T14_121"><text:s/></text:span><text:span text:style-name="T14_122">being</text:span><text:span text:style-name="T14_123"><text:s/></text:span><text:span text:style-name="T14_124">able</text:span><text:span text:style-name="T14_125"><text:s/></text:span><text:span text:style-name="T14_126">to</text:span><text:span text:style-name="T14_127"><text:s/></text:span><text:span text:style-name="T14_128">recognize</text:span><text:span text:style-name="T14_129"><text:s/></text:span><text:span text:style-name="T14_130">at</text:span><text:span text:style-name="T14_131"><text:s/></text:span><text:span text:style-name="T14_132">most</text:span><text:span text:style-name="T14_133"><text:s/>5<text:s/></text:span><text:span text:style-name="T14_134">faces</text:span><text:span text:style-name="T14_135">,<text:s/></text:span><text:span text:style-name="T14_136">each</text:span><text:span text:style-name="T14_137"><text:s/></text:span><text:span text:style-name="T14_138">group</text:span><text:span text:style-name="T14_139"><text:s/></text:span><text:span text:style-name="T14_140">should</text:span><text:span text:style-name="T14_141"><text:s/></text:span><text:span text:style-name="T14_142">split</text:span><text:span text:style-name="T14_143"><text:s/></text:span><text:span text:style-name="T14_144">into</text:span><text:span text:style-name="T14_145"><text:s/></text:span><text:span text:style-name="T14_146">sub</text:span><text:span text:style-name="T14_147">-</text:span><text:span text:style-name="T14_148">groups</text:span><text:span text:style-name="T14_149"><text:s/></text:span><text:span text:style-name="T14_150">such</text:span><text:span text:style-name="T14_151"><text:s/></text:span><text:span text:style-name="T14_152">that</text:span><text:span text:style-name="T14_153"><text:s/></text:span><text:span text:style-name="T14_154">no</text:span><text:span text:style-name="T14_155"><text:s/></text:span><text:span text:style-name="T14_156">sub</text:span><text:span text:style-name="T14_157">-</text:span><text:span text:style-name="T14_158">group</text:span><text:span text:style-name="T14_159"><text:s/></text:span><text:span text:style-name="T14_160">is</text:span><text:span text:style-name="T14_161"><text:s/></text:span><text:span text:style-name="T14_162">bigger</text:span><text:span text:style-name="T14_163"><text:s/></text:span><text:span text:style-name="T14_164">than</text:span><text:span text:style-name="T14_165"><text:s/>5<text:s/></text:span><text:span text:style-name="T14_166">and</text:span><text:span text:style-name="T14_167"><text:s/></text:span><text:span text:style-name="T14_168">everyone</text:span><text:span text:style-name="T14_169"><text:s/></text:span><text:span text:style-name="T14_170">in</text:span><text:span text:style-name="T14_171"><text:s/></text:span><text:span text:style-name="T14_172">the</text:span><text:span text:style-name="T14_173"><text:s/></text:span><text:span text:style-name="T14_174">group</text:span><text:span text:style-name="T14_175"><text:s/></text:span><text:span text:style-name="T14_176">is</text:span><text:span text:style-name="T14_177"><text:s/></text:span><text:span text:style-name="T14_178">in</text:span><text:span text:style-name="T14_179"><text:s/></text:span><text:span text:style-name="T14_180">exactly</text:span><text:span text:style-name="T14_181"><text:s/></text:span><text:span text:style-name="T14_182">one</text:span><text:span text:style-name="T14_183"><text:s/></text:span><text:span text:style-name="T14_184">sub</text:span><text:span text:style-name="T14_185">-</text:span><text:span text:style-name="T14_186">group</text:span><text:span text:style-name="T14_187"><text:s/>(</text:span><text:span text:style-name="T14_188">most</text:span><text:span text:style-name="T14_189"><text:s/></text:span><text:span text:style-name="T14_190">groups</text:span><text:span text:style-name="T14_191"><text:s/></text:span><text:span text:style-name="T14_192">should</text:span><text:span text:style-name="T14_193"><text:s/></text:span><text:span text:style-name="T14_194">only</text:span><text:span text:style-name="T14_195"><text:s/></text:span><text:span text:style-name="T14_196">need</text:span><text:span text:style-name="T14_197"><text:s/></text:span><text:span text:style-name="T14_198">to</text:span><text:span text:style-name="T14_199"><text:s/></text:span><text:span text:style-name="T14_200">split</text:span><text:span text:style-name="T14_201"><text:s/></text:span><text:span text:style-name="T14_202">into</text:span><text:span text:style-name="T14_203"><text:s/>2<text:s/></text:span><text:span text:style-name="T14_204">sub</text:span><text:span text:style-name="T14_205">-</text:span><text:span text:style-name="T14_206">groups</text:span><text:span text:style-name="T14_207">;<text:s/></text:span><text:span text:style-name="T14_208">in</text:span><text:span text:style-name="T14_209"><text:s/></text:span><text:span text:style-name="T14_210">a</text:span><text:span text:style-name="T14_211"><text:s/></text:span><text:span text:style-name="T14_212">few</text:span><text:span text:style-name="T14_213"><text:s/></text:span><text:span text:style-name="T14_214">cases</text:span><text:span text:style-name="T14_215"><text:s/></text:span><text:span text:style-name="T14_216">where</text:span><text:span text:style-name="T14_217"><text:s/></text:span><text:span text:style-name="T14_218">groups</text:span><text:span text:style-name="T14_219"><text:s/></text:span><text:span text:style-name="T14_220">have</text:span><text:span text:style-name="T14_221"><text:s/></text:span><text:span text:style-name="T14_222">more</text:span><text:span text:style-name="T14_223"><text:s/></text:span><text:span text:style-name="T14_224">than</text:span><text:span text:style-name="T14_225"><text:s/>10<text:s/></text:span><text:span text:style-name="T14_226">members</text:span><text:span text:style-name="T14_227">,<text:s/>3<text:s/></text:span><text:span text:style-name="T14_228">sub</text:span><text:span text:style-name="T14_229">-</text:span><text:span text:style-name="T14_230">groups</text:span><text:span text:style-name="T14_231"><text:s/></text:span><text:span text:style-name="T14_232">will</text:span><text:span text:style-name="T14_233"><text:s/></text:span><text:span text:style-name="T14_234">be</text:span><text:span text:style-name="T14_235"><text:s/></text:span><text:span text:style-name="T14_236">necessary</text:span><text:span text:style-name="T14_237">).<text:s/></text:span><text:span text:style-name="T14_238">Each</text:span><text:span text:style-name="T14_239"><text:s/></text:span><text:span text:style-name="T14_240">sub</text:span><text:span text:style-name="T14_241">-</text:span><text:span text:style-name="T14_242">group</text:span><text:span text:style-name="T14_243"><text:s/></text:span><text:span text:style-name="T14_244">within</text:span><text:span text:style-name="T14_245"><text:s/></text:span><text:span text:style-name="T14_246">the</text:span><text:span text:style-name="T14_247"><text:s/></text:span><text:span text:style-name="T14_248">group</text:span><text:span text:style-name="T14_249"><text:s/></text:span><text:span text:style-name="T14_250">should</text:span><text:span text:style-name="T14_251"><text:s/></text:span><text:span text:style-name="T14_252">develop</text:span><text:span text:style-name="T14_253"><text:s/></text:span><text:span text:style-name="T14_254">its</text:span><text:span text:style-name="T14_255"><text:s/></text:span><text:span text:style-name="T14_256">own</text:span><text:span text:style-name="T14_257"><text:s/></text:span><text:span text:style-name="T14_258">solution</text:span><text:span text:style-name="T14_259">,<text:s/></text:span><text:span text:style-name="T14_260">but</text:span><text:span text:style-name="T14_261"><text:s/></text:span><text:span text:style-name="T14_262">will</text:span><text:span text:style-name="T14_263"><text:s/></text:span><text:span text:style-name="T14_264">share</text:span><text:span text:style-name="T14_265"><text:s/></text:span><text:span text:style-name="T14_266">the</text:span><text:span text:style-name="T14_267"><text:s/></text:span><text:span text:style-name="T14_268">same</text:span><text:span text:style-name="T14_269"><text:s/></text:span><text:span text:style-name="T14_270">robot</text:span><text:span text:style-name="T14_271"><text:s/></text:span><text:span text:style-name="T14_272">with</text:span><text:span text:style-name="T14_273"><text:s/></text:span><text:span text:style-name="T14_274">the</text:span><text:span text:style-name="T14_275"><text:s/></text:span><text:span text:style-name="T14_276">other</text:span><text:span text:style-name="T14_277"><text:s/></text:span><text:span text:style-name="T14_278">sub</text:span><text:span text:style-name="T14_279">-</text:span><text:span text:style-name="T14_280">groups</text:span><text:span text:style-name="T14_281">.<text:s/></text:span></text:p>
      <text:p text:style-name="P15"/>
      <text:p text:style-name="P16"><text:span text:style-name="T16_1">Your</text:span><text:span text:style-name="T16_2"><text:s/></text:span><text:span text:style-name="T16_3">goal</text:span><text:span text:style-name="T16_4"><text:s/></text:span><text:span text:style-name="T16_5">is</text:span><text:span text:style-name="T16_6"><text:s/></text:span><text:span text:style-name="T16_7">to</text:span><text:span text:style-name="T16_8"><text:s/></text:span><text:span text:style-name="T16_9">make</text:span><text:span text:style-name="T16_10"><text:s/></text:span><text:span text:style-name="T16_11">the</text:span><text:span text:style-name="T16_12"><text:s/></text:span><text:span text:style-name="T16_13">robot</text:span><text:span text:style-name="T16_14"><text:s/></text:span><text:span text:style-name="T16_15">behave</text:span><text:span text:style-name="T16_16"><text:s/></text:span><text:span text:style-name="T16_17">as</text:span><text:span text:style-name="T16_18"><text:s/></text:span><text:span text:style-name="T16_19">follows</text:span><text:span text:style-name="T16_20">:</text:span></text:p>
      <text:p text:style-name="P17"/>
      <text:list text:style-name="LS2" xml:id="list3">
        <text:list-item>
          <text:p text:style-name="P18"><text:span text:style-name="T18_1">The</text:span><text:span text:style-name="T18_2"><text:s/></text:span><text:span text:style-name="T18_3">Nao</text:span><text:span text:style-name="T18_4"><text:s/></text:span><text:span text:style-name="T18_5">should</text:span><text:span text:style-name="T18_6"><text:s/></text:span><text:span text:style-name="T18_7">ask</text:span><text:span text:style-name="T18_8"><text:s/></text:span><text:span text:style-name="T18_9">for</text:span><text:span text:style-name="T18_10"><text:s/></text:span><text:span text:style-name="T18_11">the</text:span><text:span text:style-name="T18_12"><text:s/></text:span><text:span text:style-name="T18_13">name</text:span><text:span text:style-name="T18_14"><text:s/></text:span><text:span text:style-name="T18_15">of</text:span><text:span text:style-name="T18_16"><text:s/><text:tab/></text:span><text:span text:style-name="T18_17">a</text:span><text:span text:style-name="T18_18"><text:s/></text:span><text:span text:style-name="T18_19">member</text:span><text:span text:style-name="T18_20"><text:s/></text:span><text:span text:style-name="T18_21">of</text:span><text:span text:style-name="T18_22"><text:s/></text:span><text:span text:style-name="T18_23">the</text:span><text:span text:style-name="T18_24"><text:s/></text:span><text:span text:style-name="T18_25">sub</text:span><text:span text:style-name="T18_26">-</text:span><text:span text:style-name="T18_27">group</text:span><text:span text:style-name="T18_28">.<text:s/></text:span></text:p>
        </text:list-item>
        <text:list-item>
          <text:p text:style-name="P19"><text:span text:style-name="T19_1">It</text:span><text:span text:style-name="T19_2"><text:s/></text:span><text:span text:style-name="T19_3">should</text:span><text:span text:style-name="T19_4"><text:s/></text:span><text:span text:style-name="T19_5">then</text:span><text:span text:style-name="T19_6"><text:s/></text:span><text:span text:style-name="T19_7">learn</text:span><text:span text:style-name="T19_8"><text:s/></text:span><text:span text:style-name="T19_9">the</text:span><text:span text:style-name="T19_10"><text:s/></text:span><text:span text:style-name="T19_11">face</text:span><text:span text:style-name="T19_12"><text:s/></text:span><text:span text:style-name="T19_13">of</text:span><text:span text:style-name="T19_14"><text:s/></text:span><text:span text:style-name="T19_15">that</text:span><text:span text:style-name="T19_16"><text:s/></text:span><text:span text:style-name="T19_17">member</text:span><text:span text:style-name="T19_18">.</text:span></text:p>
        </text:list-item>
        <text:list-item>
          <text:p text:style-name="P20"><text:span text:style-name="T20_1">The</text:span><text:span text:style-name="T20_2"><text:s/></text:span><text:span text:style-name="T20_3">robot</text:span><text:span text:style-name="T20_4"><text:s/></text:span><text:span text:style-name="T20_5">should</text:span><text:span text:style-name="T20_6"><text:s/></text:span><text:span text:style-name="T20_7">then</text:span><text:span text:style-name="T20_8"><text:s/></text:span><text:span text:style-name="T20_9">ask</text:span><text:span text:style-name="T20_10"><text:s/></text:span><text:span text:style-name="T20_11">if</text:span><text:span text:style-name="T20_12"><text:s/></text:span><text:span text:style-name="T20_13">more</text:span><text:span text:style-name="T20_14"><text:s/></text:span><text:span text:style-name="T20_15">faces</text:span><text:span text:style-name="T20_16"><text:s/></text:span><text:span text:style-name="T20_17">are</text:span><text:span text:style-name="T20_18"><text:s/></text:span><text:span text:style-name="T20_19">to</text:span><text:span text:style-name="T20_20"><text:s/></text:span><text:span text:style-name="T20_21">be</text:span><text:span text:style-name="T20_22"><text:s/></text:span><text:span text:style-name="T20_23">learned</text:span><text:span text:style-name="T20_24">.<text:s/></text:span><text:span text:style-name="T20_25">If</text:span><text:span text:style-name="T20_26"><text:s/></text:span><text:span text:style-name="T20_27">the</text:span><text:span text:style-name="T20_28"><text:s/></text:span><text:span text:style-name="T20_29">answer</text:span><text:span text:style-name="T20_30"><text:s/></text:span><text:span text:style-name="T20_31">is</text:span><text:span text:style-name="T20_32"><text:s/>“</text:span><text:span text:style-name="T20_33">yes</text:span><text:span text:style-name="T20_34">”,<text:s/></text:span><text:span text:style-name="T20_35">steps</text:span><text:span text:style-name="T20_36"><text:s/>1<text:s/></text:span><text:span text:style-name="T20_37">and</text:span><text:span text:style-name="T20_38"><text:s/>2<text:s/></text:span><text:span text:style-name="T20_39">should</text:span><text:span text:style-name="T20_40"><text:s/></text:span><text:span text:style-name="T20_41">be</text:span><text:span text:style-name="T20_42"><text:s/></text:span><text:span text:style-name="T20_43">repeated</text:span><text:span text:style-name="T20_44"><text:s/></text:span><text:span text:style-name="T20_45">with</text:span><text:span text:style-name="T20_46"><text:s/></text:span><text:span text:style-name="T20_47">a</text:span><text:span text:style-name="T20_48"><text:s/></text:span><text:span text:style-name="T20_49">different</text:span><text:span text:style-name="T20_50"><text:s/></text:span><text:span text:style-name="T20_51">member</text:span><text:span text:style-name="T20_52"><text:s/></text:span><text:span text:style-name="T20_53">of</text:span><text:span text:style-name="T20_54"><text:s/></text:span><text:span text:style-name="T20_55">the</text:span><text:span text:style-name="T20_56"><text:s/></text:span><text:span text:style-name="T20_57">subgroup</text:span><text:span text:style-name="T20_58">.<text:s/></text:span><text:span text:style-name="T20_59">The</text:span><text:span text:style-name="T20_60"><text:s/></text:span><text:span text:style-name="T20_61">number</text:span><text:span text:style-name="T20_62"><text:s/></text:span><text:span text:style-name="T20_63">of</text:span><text:span text:style-name="T20_64"><text:s/></text:span><text:span text:style-name="T20_65">faces</text:span><text:span text:style-name="T20_66"><text:s/></text:span><text:span text:style-name="T20_67">learned</text:span><text:span text:style-name="T20_68"><text:s/></text:span><text:span text:style-name="T20_69">should</text:span><text:span text:style-name="T20_70"><text:s/></text:span><text:span text:style-name="T20_71">be</text:span><text:span text:style-name="T20_72"><text:s/></text:span><text:span text:style-name="T20_73">counted</text:span><text:span text:style-name="T20_74"><text:s/></text:span><text:span text:style-name="T20_75">and</text:span><text:span text:style-name="T20_76"><text:s/></text:span><text:span text:style-name="T20_77">if</text:span><text:span text:style-name="T20_78"><text:s/></text:span><text:span text:style-name="T20_79">a</text:span><text:span text:style-name="T20_80"><text:s/></text:span><text:span text:style-name="T20_81">request</text:span><text:span text:style-name="T20_82"><text:s/></text:span><text:span text:style-name="T20_83">to</text:span><text:span text:style-name="T20_84"><text:s/></text:span><text:span text:style-name="T20_85">learn</text:span><text:span text:style-name="T20_86"><text:s/></text:span><text:span text:style-name="T20_87">a</text:span><text:span text:style-name="T20_88"><text:s/>6</text:span><text:span text:style-name="T20_89">th</text:span><text:span text:style-name="T20_90"><text:s/></text:span><text:span text:style-name="T20_91">face</text:span><text:span text:style-name="T20_92"><text:s/></text:span><text:span text:style-name="T20_93">is</text:span><text:span text:style-name="T20_94"><text:s/></text:span><text:span text:style-name="T20_95">received</text:span><text:span text:style-name="T20_96"><text:s/></text:span><text:span text:style-name="T20_97">the</text:span><text:span text:style-name="T20_98"><text:s/></text:span><text:span text:style-name="T20_99">robot</text:span><text:span text:style-name="T20_100"><text:s/></text:span><text:span text:style-name="T20_101">should</text:span><text:span text:style-name="T20_102"><text:s/></text:span><text:span text:style-name="T20_103">say</text:span><text:span text:style-name="T20_104"><text:s/></text:span><text:span text:style-name="T20_105">that</text:span><text:span text:style-name="T20_106"><text:s text:c="2"/></text:span><text:span text:style-name="T20_107">a</text:span><text:span text:style-name="T20_108"><text:s text:c="2"/></text:span><text:span text:style-name="T20_109">maximum</text:span><text:span text:style-name="T20_110"><text:s/></text:span><text:span text:style-name="T20_111">of</text:span><text:span text:style-name="T20_112"><text:s/>5<text:s/></text:span><text:span text:style-name="T20_113">faces</text:span><text:span text:style-name="T20_114"><text:s/></text:span><text:span text:style-name="T20_115">can</text:span><text:span text:style-name="T20_116"><text:s/></text:span><text:span text:style-name="T20_117">be</text:span><text:span text:style-name="T20_118"><text:s/></text:span><text:span text:style-name="T20_119">learned</text:span><text:span text:style-name="T20_120"><text:s/></text:span><text:span text:style-name="T20_121">and</text:span><text:span text:style-name="T20_122"><text:s/></text:span><text:span text:style-name="T20_123">continue</text:span><text:span text:style-name="T20_124"><text:s/></text:span><text:span text:style-name="T20_125">to</text:span><text:span text:style-name="T20_126"><text:s/></text:span><text:span text:style-name="T20_127">the</text:span><text:span text:style-name="T20_128"><text:s/></text:span><text:span text:style-name="T20_129">next</text:span><text:span text:style-name="T20_130"><text:s/></text:span><text:span text:style-name="T20_131">step</text:span><text:span text:style-name="T20_132">.<text:s/></text:span><text:span text:style-name="T20_133">If</text:span><text:span text:style-name="T20_134"><text:s/></text:span><text:span text:style-name="T20_135">at</text:span><text:span text:style-name="T20_136"><text:s/></text:span><text:span text:style-name="T20_137">any</text:span><text:span text:style-name="T20_138"><text:s/></text:span><text:span text:style-name="T20_139">point</text:span><text:span text:style-name="T20_140"><text:s/></text:span><text:span text:style-name="T20_141">the</text:span><text:span text:style-name="T20_142"><text:s/></text:span><text:span text:style-name="T20_143">answer</text:span><text:span text:style-name="T20_144"><text:s/></text:span><text:span text:style-name="T20_145">to</text:span><text:span text:style-name="T20_146"><text:s/></text:span><text:span text:style-name="T20_147">the</text:span><text:span text:style-name="T20_148"><text:s/></text:span><text:span text:style-name="T20_149">question</text:span><text:span text:style-name="T20_150"><text:s/></text:span><text:span text:style-name="T20_151">about</text:span><text:span text:style-name="T20_152"><text:s/></text:span><text:span text:style-name="T20_153">whether</text:span><text:span text:style-name="T20_154"><text:s/></text:span><text:span text:style-name="T20_155">more</text:span><text:span text:style-name="T20_156"><text:s/></text:span><text:span text:style-name="T20_157">faces</text:span><text:span text:style-name="T20_158"><text:s/></text:span><text:span text:style-name="T20_159">to</text:span><text:span text:style-name="T20_160"><text:s/></text:span><text:span text:style-name="T20_161">be</text:span><text:span text:style-name="T20_162"><text:s/></text:span><text:span text:style-name="T20_163">learned</text:span><text:span text:style-name="T20_164"><text:s/></text:span><text:span text:style-name="T20_165">is</text:span><text:span text:style-name="T20_166"><text:s/>“</text:span><text:span text:style-name="T20_167">no</text:span><text:span text:style-name="T20_168">”<text:s/></text:span><text:span text:style-name="T20_169">the</text:span><text:span text:style-name="T20_170"><text:s/></text:span><text:span text:style-name="T20_171">robot</text:span><text:span text:style-name="T20_172"><text:s/></text:span><text:span text:style-name="T20_173">should</text:span><text:span text:style-name="T20_174"><text:s/></text:span><text:span text:style-name="T20_175">also</text:span><text:span text:style-name="T20_176"><text:s/></text:span><text:span text:style-name="T20_177">continue</text:span><text:span text:style-name="T20_178"><text:s/></text:span><text:span text:style-name="T20_179">to</text:span><text:span text:style-name="T20_180"><text:s/></text:span><text:span text:style-name="T20_181">the</text:span><text:span text:style-name="T20_182"><text:s/></text:span><text:span text:style-name="T20_183">next</text:span><text:span text:style-name="T20_184"><text:s/></text:span><text:span text:style-name="T20_185">step</text:span><text:span text:style-name="T20_186">.<text:s/></text:span><text:span text:style-name="T20_187">All</text:span><text:span text:style-name="T20_188"><text:s/></text:span><text:span text:style-name="T20_189">members</text:span><text:span text:style-name="T20_190"><text:s/></text:span><text:span text:style-name="T20_191">of</text:span><text:span text:style-name="T20_192"><text:s/></text:span><text:span text:style-name="T20_193">the</text:span><text:span text:style-name="T20_194"><text:s/></text:span><text:span text:style-name="T20_195">sub</text:span><text:span text:style-name="T20_196">-</text:span><text:span text:style-name="T20_197">group</text:span><text:span text:style-name="T20_198"><text:s/></text:span><text:span text:style-name="T20_199">should</text:span><text:span text:style-name="T20_200"><text:s/></text:span><text:span text:style-name="T20_201">have</text:span><text:span text:style-name="T20_202"><text:s/></text:span><text:span text:style-name="T20_203">their</text:span><text:span text:style-name="T20_204"><text:s/></text:span><text:span text:style-name="T20_205">faces</text:span><text:span text:style-name="T20_206"><text:s/></text:span><text:span text:style-name="T20_207">learned</text:span><text:span text:style-name="T20_208"><text:s/></text:span><text:span text:style-name="T20_209">by</text:span><text:span text:style-name="T20_210"><text:s/></text:span><text:span text:style-name="T20_211">the</text:span><text:span text:style-name="T20_212"><text:s/></text:span><text:span text:style-name="T20_213">NAO</text:span><text:span text:style-name="T20_214">.<text:s/></text:span></text:p>
        </text:list-item>
        <text:list-item>
          <text:p text:style-name="P21"><text:span text:style-name="T21_1">One</text:span><text:span text:style-name="T21_2"><text:s/></text:span><text:span text:style-name="T21_3">of</text:span><text:span text:style-name="T21_4"><text:s/></text:span><text:span text:style-name="T21_5">the</text:span><text:span text:style-name="T21_6"><text:s/></text:span><text:span text:style-name="T21_7">sub</text:span><text:span text:style-name="T21_8">-</text:span><text:span text:style-name="T21_9">group</text:span><text:span text:style-name="T21_10"><text:s/></text:span><text:span text:style-name="T21_11">member</text:span><text:span text:style-name="T21_12">’</text:span><text:span text:style-name="T21_13">s</text:span><text:span text:style-name="T21_14"><text:s/></text:span><text:span text:style-name="T21_15">whose</text:span><text:span text:style-name="T21_16"><text:s/></text:span><text:span text:style-name="T21_17">face</text:span><text:span text:style-name="T21_18"><text:s/></text:span><text:span text:style-name="T21_19">has</text:span><text:span text:style-name="T21_20"><text:s/></text:span><text:span text:style-name="T21_21">been</text:span><text:span text:style-name="T21_22"><text:s/></text:span><text:span text:style-name="T21_23">learned</text:span><text:span text:style-name="T21_24"><text:s/>(</text:span><text:span text:style-name="T21_25">say</text:span><text:span text:style-name="T21_26">,<text:s/></text:span><text:span text:style-name="T21_27">Fred</text:span><text:span text:style-name="T21_28">)<text:s/></text:span><text:span text:style-name="T21_29">should</text:span><text:span text:style-name="T21_30"><text:s/></text:span><text:span text:style-name="T21_31">present</text:span><text:span text:style-name="T21_32"><text:s/></text:span><text:span text:style-name="T21_33">his</text:span><text:span text:style-name="T21_34"><text:s/></text:span><text:span text:style-name="T21_35">or</text:span><text:span text:style-name="T21_36"><text:s/></text:span><text:span text:style-name="T21_37">her</text:span><text:span text:style-name="T21_38"><text:s/></text:span><text:span text:style-name="T21_39">face</text:span><text:span text:style-name="T21_40"><text:s/></text:span><text:span text:style-name="T21_41">to</text:span><text:span text:style-name="T21_42"><text:s/></text:span><text:span text:style-name="T21_43">the</text:span><text:span text:style-name="T21_44"><text:s/></text:span><text:span text:style-name="T21_45">NAO</text:span><text:span text:style-name="T21_46"><text:s/></text:span><text:span text:style-name="T21_47">for</text:span><text:span text:style-name="T21_48"><text:s/></text:span><text:span text:style-name="T21_49">recognition</text:span><text:span text:style-name="T21_50">.<text:s/></text:span><text:span text:style-name="T21_51">If</text:span><text:span text:style-name="T21_52"><text:s/></text:span><text:span text:style-name="T21_53">it</text:span><text:span text:style-name="T21_54"><text:s/></text:span><text:span text:style-name="T21_55">is</text:span><text:span text:style-name="T21_56"><text:s/></text:span><text:span text:style-name="T21_57">recognised</text:span><text:span text:style-name="T21_58"><text:s/></text:span><text:span text:style-name="T21_59">the</text:span><text:span text:style-name="T21_60"><text:s/></text:span><text:span text:style-name="T21_61">NAO</text:span><text:span text:style-name="T21_62">’</text:span><text:span text:style-name="T21_63">s</text:span><text:span text:style-name="T21_64"><text:s/></text:span><text:span text:style-name="T21_65">eyes</text:span><text:span text:style-name="T21_66"><text:s/></text:span><text:span text:style-name="T21_67">will</text:span><text:span text:style-name="T21_68"><text:s/></text:span><text:span text:style-name="T21_69">turn</text:span><text:span text:style-name="T21_70"><text:s/></text:span><text:span text:style-name="T21_71">green</text:span><text:span text:style-name="T21_72"><text:s/></text:span><text:span text:style-name="T21_73">and</text:span><text:span text:style-name="T21_74"><text:s/></text:span><text:span text:style-name="T21_75">then</text:span><text:span text:style-name="T21_76"><text:s/></text:span><text:span text:style-name="T21_77">the</text:span><text:span text:style-name="T21_78"><text:s/></text:span><text:span text:style-name="T21_79">NAO</text:span><text:span text:style-name="T21_80"><text:s/></text:span><text:span text:style-name="T21_81">should</text:span><text:span text:style-name="T21_82"><text:s/></text:span><text:span text:style-name="T21_83">do</text:span><text:span text:style-name="T21_84"><text:s/></text:span><text:span text:style-name="T21_85">something</text:span><text:span text:style-name="T21_86"><text:s/></text:span><text:span text:style-name="T21_87">specific</text:span><text:span text:style-name="T21_88"><text:s/></text:span><text:span text:style-name="T21_89">for</text:span><text:span text:style-name="T21_90"><text:s/></text:span><text:span text:style-name="T21_91">that</text:span><text:span text:style-name="T21_92"><text:s/></text:span><text:span text:style-name="T21_93">person</text:span><text:span text:style-name="T21_94">,<text:s/></text:span><text:span text:style-name="T21_95">e</text:span><text:span text:style-name="T21_96">.</text:span><text:span text:style-name="T21_97">g</text:span><text:span text:style-name="T21_98">.<text:s/></text:span><text:span text:style-name="T21_99">say</text:span><text:span text:style-name="T21_100"><text:s/>“</text:span><text:span text:style-name="T21_101">Hello</text:span><text:span text:style-name="T21_102"><text:s/></text:span><text:span text:style-name="T21_103">Fred</text:span><text:span text:style-name="T21_104">”.<text:s/></text:span></text:p>
        </text:list-item>
        <text:list-item>
          <text:p text:style-name="P22"><text:span text:style-name="T22_1">If</text:span><text:span text:style-name="T22_2"><text:s/></text:span><text:span text:style-name="T22_3">the</text:span><text:span text:style-name="T22_4"><text:s/></text:span><text:span text:style-name="T22_5">face</text:span><text:span text:style-name="T22_6"><text:s/></text:span><text:span text:style-name="T22_7">presented</text:span><text:span text:style-name="T22_8"><text:s/></text:span><text:span text:style-name="T22_9">in</text:span><text:span text:style-name="T22_10"><text:s/></text:span><text:span text:style-name="T22_11">step</text:span><text:span text:style-name="T22_12"><text:s/>4<text:s/></text:span><text:span text:style-name="T22_13">is</text:span><text:span text:style-name="T22_14"><text:s/></text:span><text:span text:style-name="T22_15">not</text:span><text:span text:style-name="T22_16"><text:s/></text:span><text:span text:style-name="T22_17">recognised</text:span><text:span text:style-name="T22_18"><text:s/>(</text:span><text:span text:style-name="T22_19">the</text:span><text:span text:style-name="T22_20"><text:s/></text:span><text:span text:style-name="T22_21">robot</text:span><text:span text:style-name="T22_22">’</text:span><text:span text:style-name="T22_23">s</text:span><text:span text:style-name="T22_24"><text:s/></text:span><text:span text:style-name="T22_25">eyes</text:span><text:span text:style-name="T22_26"><text:s/></text:span><text:span text:style-name="T22_27">turn</text:span><text:span text:style-name="T22_28"><text:s/></text:span><text:span text:style-name="T22_29">red</text:span><text:span text:style-name="T22_30">)<text:s/></text:span><text:span text:style-name="T22_31">or</text:span><text:span text:style-name="T22_32"><text:s/></text:span><text:span text:style-name="T22_33">after</text:span><text:span text:style-name="T22_34"><text:s/></text:span><text:span text:style-name="T22_35">a</text:span><text:span text:style-name="T22_36"><text:s/></text:span><text:span text:style-name="T22_37">face</text:span><text:span text:style-name="T22_38"><text:s/></text:span><text:span text:style-name="T22_39">has</text:span><text:span text:style-name="T22_40"><text:s/></text:span><text:span text:style-name="T22_41">been</text:span><text:span text:style-name="T22_42"><text:s/></text:span><text:span text:style-name="T22_43">recognised</text:span><text:span text:style-name="T22_44"><text:s/></text:span><text:span text:style-name="T22_45">and</text:span><text:span text:style-name="T22_46"><text:s/></text:span><text:span text:style-name="T22_47">the</text:span><text:span text:style-name="T22_48"><text:s/></text:span><text:span text:style-name="T22_49">face</text:span><text:span text:style-name="T22_50">-</text:span><text:span text:style-name="T22_51">specific</text:span><text:span text:style-name="T22_52"><text:s/></text:span><text:span text:style-name="T22_53">action</text:span><text:span text:style-name="T22_54"><text:s/></text:span><text:span text:style-name="T22_55">has</text:span><text:span text:style-name="T22_56"><text:s/></text:span><text:span text:style-name="T22_57">been</text:span><text:span text:style-name="T22_58"><text:s/></text:span><text:span text:style-name="T22_59">performed</text:span><text:span text:style-name="T22_60">,<text:s/></text:span><text:span text:style-name="T22_61">the</text:span><text:span text:style-name="T22_62"><text:s/></text:span><text:span text:style-name="T22_63">NAO</text:span><text:span text:style-name="T22_64"><text:s/></text:span><text:span text:style-name="T22_65">should</text:span><text:span text:style-name="T22_66"><text:s/></text:span><text:span text:style-name="T22_67">ask</text:span><text:span text:style-name="T22_68"><text:s/></text:span><text:span text:style-name="T22_69">whether</text:span><text:span text:style-name="T22_70"><text:s/></text:span><text:span text:style-name="T22_71">anyone</text:span><text:span text:style-name="T22_72"><text:s/></text:span><text:span text:style-name="T22_73">else</text:span><text:span text:style-name="T22_74">’</text:span><text:span text:style-name="T22_75">s</text:span><text:span text:style-name="T22_76"><text:s/></text:span><text:span text:style-name="T22_77">face</text:span><text:span text:style-name="T22_78"><text:s/></text:span><text:span text:style-name="T22_79">should</text:span><text:span text:style-name="T22_80"><text:s/></text:span><text:span text:style-name="T22_81">be</text:span><text:span text:style-name="T22_82"><text:s/></text:span><text:span text:style-name="T22_83">recognised</text:span><text:span text:style-name="T22_84">.<text:s/></text:span><text:span text:style-name="T22_85">If</text:span><text:span text:style-name="T22_86"><text:s/></text:span><text:span text:style-name="T22_87">the</text:span><text:span text:style-name="T22_88"><text:s/></text:span><text:span text:style-name="T22_89">answer</text:span><text:span text:style-name="T22_90"><text:s/></text:span><text:span text:style-name="T22_91">is</text:span><text:span text:style-name="T22_92"><text:s/></text:span><text:span text:style-name="T22_93">yes</text:span><text:span text:style-name="T22_94"><text:s/></text:span><text:span text:style-name="T22_95">it</text:span><text:span text:style-name="T22_96"><text:s/></text:span><text:span text:style-name="T22_97">should</text:span><text:span text:style-name="T22_98"><text:s/></text:span><text:span text:style-name="T22_99">return</text:span><text:span text:style-name="T22_100"><text:s/></text:span><text:span text:style-name="T22_101">to</text:span><text:span text:style-name="T22_102"><text:s/></text:span><text:span text:style-name="T22_103">step</text:span><text:span text:style-name="T22_104"><text:s/>4;<text:s/></text:span><text:span text:style-name="T22_105">otherwise</text:span><text:span text:style-name="T22_106"><text:s/></text:span><text:span text:style-name="T22_107">it</text:span><text:span text:style-name="T22_108"><text:s/></text:span><text:span text:style-name="T22_109">should</text:span><text:span text:style-name="T22_110"><text:s/>“</text:span><text:span text:style-name="T22_111">unlearn</text:span><text:span text:style-name="T22_112">”<text:s/></text:span><text:span text:style-name="T22_113">all</text:span><text:span text:style-name="T22_114"><text:s/></text:span><text:span text:style-name="T22_115">the</text:span><text:span text:style-name="T22_116"><text:s/></text:span><text:span text:style-name="T22_117">faces</text:span><text:span text:style-name="T22_118"><text:s/></text:span><text:span text:style-name="T22_119">it</text:span><text:span text:style-name="T22_120"><text:s/></text:span><text:span text:style-name="T22_121">has</text:span><text:span text:style-name="T22_122"><text:s/></text:span><text:span text:style-name="T22_123">learned</text:span><text:span text:style-name="T22_124"><text:s/></text:span><text:span text:style-name="T22_125">and</text:span><text:span text:style-name="T22_126"><text:s/></text:span><text:span text:style-name="T22_127">go</text:span><text:span text:style-name="T22_128"><text:s/></text:span><text:span text:style-name="T22_129">into</text:span><text:span text:style-name="T22_130"><text:s/></text:span><text:span text:style-name="T22_131">the</text:span><text:span text:style-name="T22_132"><text:s/></text:span><text:span text:style-name="T22_133">rest</text:span><text:span text:style-name="T22_134"><text:s/></text:span><text:span text:style-name="T22_135">position</text:span><text:span text:style-name="T22_136"><text:s/>(</text:span><text:span text:style-name="T22_137">unlearning</text:span><text:span text:style-name="T22_138"><text:s/></text:span><text:span text:style-name="T22_139">is</text:span><text:span text:style-name="T22_140"><text:s/></text:span><text:span text:style-name="T22_141">necessary</text:span><text:span text:style-name="T22_142"><text:s/></text:span><text:span text:style-name="T22_143">so</text:span><text:span text:style-name="T22_144"><text:s/></text:span><text:span text:style-name="T22_145">you</text:span><text:span text:style-name="T22_146"><text:s/></text:span><text:span text:style-name="T22_147">can</text:span><text:span text:style-name="T22_148"><text:s/></text:span><text:span text:style-name="T22_149">run</text:span><text:span text:style-name="T22_150"><text:s/></text:span><text:span text:style-name="T22_151">your</text:span><text:span text:style-name="T22_152"><text:s/></text:span><text:span text:style-name="T22_153">script</text:span><text:span text:style-name="T22_154"><text:s/></text:span><text:span text:style-name="T22_155">from</text:span><text:span text:style-name="T22_156"><text:s/></text:span><text:span text:style-name="T22_157">the</text:span><text:span text:style-name="T22_158"><text:s/></text:span><text:span text:style-name="T22_159">beginning</text:span><text:span text:style-name="T22_160"><text:s/></text:span><text:span text:style-name="T22_161">with</text:span><text:span text:style-name="T22_162"><text:s/></text:span><text:span text:style-name="T22_163">the</text:span><text:span text:style-name="T22_164"><text:s/></text:span><text:span text:style-name="T22_165">face</text:span><text:span text:style-name="T22_166"><text:s/></text:span><text:span text:style-name="T22_167">database</text:span><text:span text:style-name="T22_168"><text:s/></text:span><text:span text:style-name="T22_169">cleared</text:span><text:span text:style-name="T22_170"><text:s/></text:span><text:span text:style-name="T22_171">and</text:span><text:span text:style-name="T22_172"><text:s/></text:span><text:span text:style-name="T22_173">so</text:span><text:span text:style-name="T22_174"><text:s/></text:span><text:span text:style-name="T22_175">others</text:span><text:span text:style-name="T22_176"><text:s/></text:span><text:span text:style-name="T22_177">connecting</text:span><text:span text:style-name="T22_178"><text:s/></text:span><text:span text:style-name="T22_179">to</text:span><text:span text:style-name="T22_180"><text:s/></text:span><text:span text:style-name="T22_181">the</text:span><text:span text:style-name="T22_182"><text:s/></text:span><text:span text:style-name="T22_183">robot</text:span><text:span text:style-name="T22_184"><text:s/></text:span><text:span text:style-name="T22_185">are</text:span><text:span text:style-name="T22_186"><text:s/></text:span><text:span text:style-name="T22_187">certain</text:span><text:span text:style-name="T22_188"><text:s/></text:span><text:span text:style-name="T22_189">to</text:span><text:span text:style-name="T22_190"><text:s/></text:span><text:span text:style-name="T22_191">be</text:span><text:span text:style-name="T22_192"><text:s/></text:span><text:span text:style-name="T22_193">starting</text:span><text:span text:style-name="T22_194"><text:s/></text:span><text:span text:style-name="T22_195">with</text:span><text:span text:style-name="T22_196"><text:s/></text:span><text:span text:style-name="T22_197">a</text:span><text:span text:style-name="T22_198"><text:s/></text:span><text:span text:style-name="T22_199">clear</text:span><text:span text:style-name="T22_200"><text:s/></text:span><text:span text:style-name="T22_201">database</text:span><text:span text:style-name="T22_202">).</text:span></text:p>
        </text:list-item>
      </text:list>
      <text:p text:style-name="P23"/>
      <text:p text:style-name="P24"/>
      <text:p text:style-name="P25"><text:span text:style-name="T25_1">Assessment</text:span></text:p>
      <text:p text:style-name="P26"/>
      <text:p text:style-name="P27"><text:span text:style-name="T27_1">You</text:span><text:span text:style-name="T27_2"><text:s/></text:span><text:span text:style-name="T27_3">will</text:span><text:span text:style-name="T27_4"><text:s/></text:span><text:span text:style-name="T27_5">be</text:span><text:span text:style-name="T27_6"><text:s/></text:span><text:span text:style-name="T27_7">awarded</text:span><text:span text:style-name="T27_8">:</text:span></text:p>
      <text:p text:style-name="P28"><text:span text:style-name="T28_1">2<text:s/></text:span><text:span text:style-name="T28_2">marks</text:span><text:span text:style-name="T28_3"><text:s/></text:span><text:span text:style-name="T28_4">for</text:span><text:span text:style-name="T28_5"><text:s/></text:span><text:span text:style-name="T28_6">demonstrating</text:span><text:span text:style-name="T28_7"><text:s/></text:span><text:span text:style-name="T28_8">a</text:span><text:span text:style-name="T28_9"><text:s/></text:span><text:span text:style-name="T28_10">program</text:span><text:span text:style-name="T28_11"><text:s/></text:span><text:span text:style-name="T28_12">on</text:span><text:span text:style-name="T28_13"><text:s/></text:span><text:span text:style-name="T28_14">the</text:span><text:span text:style-name="T28_15"><text:s/></text:span><text:span text:style-name="T28_16">NAO</text:span><text:span text:style-name="T28_17"><text:s/></text:span><text:span text:style-name="T28_18">that</text:span><text:span text:style-name="T28_19"><text:s/></text:span><text:span text:style-name="T28_20">carries</text:span><text:span text:style-name="T28_21"><text:s/></text:span><text:span text:style-name="T28_22">out</text:span><text:span text:style-name="T28_23"><text:s/></text:span><text:span text:style-name="T28_24">the</text:span><text:span text:style-name="T28_25"><text:s/>5<text:s/></text:span><text:span text:style-name="T28_26">steps</text:span><text:span text:style-name="T28_27"><text:s/></text:span><text:span text:style-name="T28_28">above</text:span><text:span text:style-name="T28_29"><text:s/>(</text:span><text:span text:style-name="T28_30">you</text:span><text:span text:style-name="T28_31"><text:s/></text:span><text:span text:style-name="T28_32">will</text:span><text:span text:style-name="T28_33"><text:s/></text:span><text:span text:style-name="T28_34">not</text:span><text:span text:style-name="T28_35"><text:s/></text:span><text:span text:style-name="T28_36">be</text:span><text:span text:style-name="T28_37"><text:s/></text:span><text:span text:style-name="T28_38">penalised</text:span><text:span text:style-name="T28_39"><text:s/></text:span><text:span text:style-name="T28_40">if</text:span><text:span text:style-name="T28_41"><text:s/></text:span><text:span text:style-name="T28_42">one</text:span><text:span text:style-name="T28_43"><text:s/></text:span><text:span text:style-name="T28_44">or</text:span><text:span text:style-name="T28_45"><text:s/></text:span><text:span text:style-name="T28_46">more</text:span><text:span text:style-name="T28_47"><text:s/></text:span><text:span text:style-name="T28_48">group</text:span><text:span text:style-name="T28_49"><text:s/></text:span><text:span text:style-name="T28_50">member</text:span><text:span text:style-name="T28_51">’</text:span><text:span text:style-name="T28_52">s</text:span><text:span text:style-name="T28_53"><text:s/></text:span><text:span text:style-name="T28_54">faces</text:span><text:span text:style-name="T28_55"><text:s/></text:span><text:span text:style-name="T28_56">are</text:span><text:span text:style-name="T28_57"><text:s/></text:span><text:span text:style-name="T28_58">not</text:span><text:span text:style-name="T28_59"><text:s/></text:span><text:span text:style-name="T28_60">learned</text:span><text:span text:style-name="T28_61"><text:s/></text:span><text:span text:style-name="T28_62">or</text:span><text:span text:style-name="T28_63"><text:s/></text:span><text:span text:style-name="T28_64">detected</text:span><text:span text:style-name="T28_65">,<text:s/></text:span><text:span text:style-name="T28_66">so</text:span><text:span text:style-name="T28_67"><text:s/></text:span><text:span text:style-name="T28_68">long</text:span><text:span text:style-name="T28_69"><text:s/></text:span><text:span text:style-name="T28_70">as</text:span><text:span text:style-name="T28_71"><text:s/></text:span><text:span text:style-name="T28_72">some</text:span><text:span text:style-name="T28_73"><text:s/></text:span><text:span text:style-name="T28_74">are</text:span><text:span text:style-name="T28_75">).</text:span></text:p>
      <text:p text:style-name="P29"/>
      <text:p text:style-name="P30"><text:span text:style-name="T30_1">1<text:s/></text:span><text:span text:style-name="T30_2">mark</text:span><text:span text:style-name="T30_3"><text:s/></text:span><text:span text:style-name="T30_4">for</text:span><text:span text:style-name="T30_5"><text:s/></text:span><text:span text:style-name="T30_6">a</text:span><text:span text:style-name="T30_7"><text:s/></text:span><text:span text:style-name="T30_8">program</text:span><text:span text:style-name="T30_9"><text:s/></text:span><text:span text:style-name="T30_10">that</text:span><text:span text:style-name="T30_11"><text:s/></text:span><text:span text:style-name="T30_12">does</text:span><text:span text:style-name="T30_13"><text:s/></text:span><text:span text:style-name="T30_14">not</text:span><text:span text:style-name="T30_15"><text:s/></text:span><text:span text:style-name="T30_16">correctly</text:span><text:span text:style-name="T30_17"><text:s/></text:span><text:span text:style-name="T30_18">execute</text:span><text:span text:style-name="T30_19"><text:s/></text:span><text:span text:style-name="T30_20">all</text:span><text:span text:style-name="T30_21"><text:s/>5<text:s/></text:span><text:span text:style-name="T30_22">steps</text:span><text:span text:style-name="T30_23"><text:s/></text:span><text:span text:style-name="T30_24">above</text:span><text:span text:style-name="T30_25">,<text:s/></text:span><text:span text:style-name="T30_26">but</text:span><text:span text:style-name="T30_27"><text:s/></text:span><text:span text:style-name="T30_28">executes</text:span><text:span text:style-name="T30_29"><text:s/></text:span><text:span text:style-name="T30_30">a</text:span><text:span text:style-name="T30_31"><text:s/></text:span><text:span text:style-name="T30_32">reasonable</text:span><text:span text:style-name="T30_33"><text:s/></text:span><text:span text:style-name="T30_34">number</text:span><text:span text:style-name="T30_35"><text:s/></text:span><text:span text:style-name="T30_36">of</text:span><text:span text:style-name="T30_37"><text:s/></text:span><text:span text:style-name="T30_38">them</text:span><text:span text:style-name="T30_39"><text:s/></text:span><text:span text:style-name="T30_40">and</text:span><text:span text:style-name="T30_41"><text:s/></text:span><text:span text:style-name="T30_42">is</text:span><text:span text:style-name="T30_43"><text:s/></text:span><text:span text:style-name="T30_44">a</text:span><text:span text:style-name="T30_45"><text:s/></text:span><text:span text:style-name="T30_46">reasonable</text:span><text:span text:style-name="T30_47"><text:s/></text:span><text:span text:style-name="T30_48">effort</text:span><text:span text:style-name="T30_49"><text:s/></text:span><text:span text:style-name="T30_50">towards</text:span><text:span text:style-name="T30_51"><text:s/></text:span><text:span text:style-name="T30_52">solving</text:span><text:span text:style-name="T30_53"><text:s/></text:span><text:span text:style-name="T30_54">the</text:span><text:span text:style-name="T30_55"><text:s/></text:span><text:span text:style-name="T30_56">problem</text:span><text:span text:style-name="T30_57">.</text:span></text:p>
      <text:p text:style-name="P31"/>
      <text:p text:style-name="P32"><text:span text:style-name="T32_1">0<text:s/></text:span><text:span text:style-name="T32_2">marks</text:span><text:span text:style-name="T32_3"><text:s/></text:span><text:span text:style-name="T32_4">for</text:span><text:span text:style-name="T32_5"><text:s/></text:span><text:span text:style-name="T32_6">failure</text:span><text:span text:style-name="T32_7"><text:s/></text:span><text:span text:style-name="T32_8">to</text:span><text:span text:style-name="T32_9"><text:s/></text:span><text:span text:style-name="T32_10">demonstrate</text:span><text:span text:style-name="T32_11"><text:s/></text:span><text:span text:style-name="T32_12">anything</text:span><text:span text:style-name="T32_13"><text:s/></text:span><text:span text:style-name="T32_14">or</text:span><text:span text:style-name="T32_15"><text:s/></text:span><text:span text:style-name="T32_16">for</text:span><text:span text:style-name="T32_17"><text:s/></text:span><text:span text:style-name="T32_18">a</text:span><text:span text:style-name="T32_19"><text:s/></text:span><text:span text:style-name="T32_20">programme</text:span><text:span text:style-name="T32_21"><text:s/></text:span><text:span text:style-name="T32_22">that</text:span><text:span text:style-name="T32_23"><text:s/></text:span><text:span text:style-name="T32_24">only</text:span><text:span text:style-name="T32_25"><text:s/></text:span><text:span text:style-name="T32_26">addresses</text:span><text:span text:style-name="T32_27"><text:s/></text:span><text:span text:style-name="T32_28">a</text:span><text:span text:style-name="T32_29"><text:s/></text:span><text:span text:style-name="T32_30">small</text:span><text:span text:style-name="T32_31"><text:s/></text:span><text:span text:style-name="T32_32">number</text:span><text:span text:style-name="T32_33"><text:s/></text:span><text:span text:style-name="T32_34">of</text:span><text:span text:style-name="T32_35"><text:s/></text:span><text:span text:style-name="T32_36">the</text:span><text:span text:style-name="T32_37"><text:s/></text:span><text:span text:style-name="T32_38">steps</text:span><text:span text:style-name="T32_39"><text:s/></text:span><text:span text:style-name="T32_40">in</text:span><text:span text:style-name="T32_41"><text:s/></text:span><text:span text:style-name="T32_42">the</text:span><text:span text:style-name="T32_43"><text:s/></text:span><text:span text:style-name="T32_44">sequence</text:span><text:span text:style-name="T32_45"><text:s/></text:span><text:span text:style-name="T32_46">above</text:span><text:span text:style-name="T32_47">.<text:s/></text:span><text:span text:style-name="T32_48">Group</text:span><text:span text:style-name="T32_49"><text:s/></text:span><text:span text:style-name="T32_50">members</text:span><text:span text:style-name="T32_51"><text:s/></text:span><text:span text:style-name="T32_52">that</text:span><text:span text:style-name="T32_53"><text:s/></text:span><text:span text:style-name="T32_54">are</text:span><text:span text:style-name="T32_55"><text:s/></text:span><text:span text:style-name="T32_56">not</text:span><text:span text:style-name="T32_57"><text:s/></text:span><text:span text:style-name="T32_58">present</text:span><text:span text:style-name="T32_59"><text:s/></text:span><text:span text:style-name="T32_60">for</text:span><text:span text:style-name="T32_61"><text:s/></text:span><text:span text:style-name="T32_62">the</text:span><text:span text:style-name="T32_63"><text:s/></text:span><text:span text:style-name="T32_64">assessment</text:span><text:span text:style-name="T32_65"><text:s/></text:span><text:span text:style-name="T32_66">or</text:span><text:span text:style-name="T32_67"><text:s/></text:span><text:span text:style-name="T32_68">are</text:span><text:span text:style-name="T32_69"><text:s/></text:span><text:span text:style-name="T32_70">unable</text:span><text:span text:style-name="T32_71"><text:s/></text:span><text:span text:style-name="T32_72">to</text:span><text:span text:style-name="T32_73"><text:s/></text:span><text:span text:style-name="T32_74">answer</text:span><text:span text:style-name="T32_75"><text:s/></text:span><text:span text:style-name="T32_76">questions</text:span><text:span text:style-name="T32_77"><text:s/></text:span><text:span text:style-name="T32_78">about</text:span><text:span text:style-name="T32_79"><text:s/></text:span><text:span text:style-name="T32_80">what</text:span><text:span text:style-name="T32_81"><text:s/></text:span><text:span text:style-name="T32_82">was</text:span><text:span text:style-name="T32_83"><text:s/></text:span><text:span text:style-name="T32_84">done</text:span><text:span text:style-name="T32_85"><text:s/></text:span><text:span text:style-name="T32_86">or</text:span><text:span text:style-name="T32_87"><text:s/></text:span><text:span text:style-name="T32_88">how</text:span><text:span text:style-name="T32_89"><text:s text:c="2"/></text:span><text:span text:style-name="T32_90">will</text:span><text:span text:style-name="T32_91"><text:s/></text:span><text:span text:style-name="T32_92">be</text:span><text:span text:style-name="T32_93"><text:s/></text:span><text:span text:style-name="T32_94">awarded</text:span><text:span text:style-name="T32_95"><text:s/>0<text:s/></text:span><text:span text:style-name="T32_96">marks</text:span><text:span text:style-name="T32_97">.</text:span></text:p>
      <text:p text:style-name="P33"/>
      <text:p text:style-name="P34"><text:span text:style-name="T34_1">Deadline</text:span></text:p>
      <text:p text:style-name="P35"/>
      <text:p text:style-name="P36"><text:span text:style-name="T36_1">Assignments</text:span><text:span text:style-name="T36_2"><text:s/></text:span><text:span text:style-name="T36_3">will</text:span><text:span text:style-name="T36_4"><text:s/></text:span><text:span text:style-name="T36_5">be</text:span><text:span text:style-name="T36_6"><text:s/></text:span><text:span text:style-name="T36_7">assessed</text:span><text:span text:style-name="T36_8"><text:s/></text:span><text:span text:style-name="T36_9">in</text:span><text:span text:style-name="T36_10"><text:s/></text:span><text:span text:style-name="T36_11">the</text:span><text:span text:style-name="T36_12"><text:s/></text:span><text:span text:style-name="T36_13">Lab</text:span><text:span text:style-name="T36_14"><text:s/></text:span><text:span text:style-name="T36_15">sessions</text:span><text:span text:style-name="T36_16">.<text:s/></text:span><text:span text:style-name="T36_17">You</text:span><text:span text:style-name="T36_18"><text:s/></text:span><text:span text:style-name="T36_19">may</text:span><text:span text:style-name="T36_20"><text:s/></text:span><text:span text:style-name="T36_21">of</text:span><text:span text:style-name="T36_22"><text:s/></text:span><text:span text:style-name="T36_23">course</text:span><text:span text:style-name="T36_24"><text:s/></text:span><text:span text:style-name="T36_25">work</text:span><text:span text:style-name="T36_26"><text:s/></text:span><text:span text:style-name="T36_27">on</text:span><text:span text:style-name="T36_28"><text:s/></text:span><text:span text:style-name="T36_29">Choregraphe</text:span><text:span text:style-name="T36_30"><text:s/></text:span><text:span text:style-name="T36_31">outside</text:span><text:span text:style-name="T36_32"><text:s/></text:span><text:span text:style-name="T36_33">of</text:span><text:span text:style-name="T36_34"><text:s/></text:span><text:span text:style-name="T36_35">the</text:span><text:span text:style-name="T36_36"><text:s/></text:span><text:span text:style-name="T36_37">lab</text:span><text:span text:style-name="T36_38"><text:s/></text:span><text:span text:style-name="T36_39">sessions</text:span><text:span text:style-name="T36_40">.<text:s/></text:span><text:span text:style-name="T36_41">The</text:span><text:span text:style-name="T36_42"><text:s/></text:span><text:span text:style-name="T36_43">deadline</text:span><text:span text:style-name="T36_44"><text:s/></text:span><text:span text:style-name="T36_45">for</text:span><text:span text:style-name="T36_46"><text:s/></text:span><text:span text:style-name="T36_47">having</text:span><text:span text:style-name="T36_48"><text:s/></text:span><text:span text:style-name="T36_49">your</text:span><text:span text:style-name="T36_50"><text:s/></text:span><text:span text:style-name="T36_51">work</text:span><text:span text:style-name="T36_52"><text:s/></text:span><text:span text:style-name="T36_53">assessed</text:span><text:span text:style-name="T36_54"><text:s/></text:span><text:span text:style-name="T36_55">is</text:span><text:span text:style-name="T36_56"><text:s/></text:span><text:span text:style-name="T36_57">as</text:span><text:span text:style-name="T36_58"><text:s/></text:span><text:span text:style-name="T36_59">specified</text:span><text:span text:style-name="T36_60"><text:s/></text:span><text:span text:style-name="T36_61">on</text:span><text:span text:style-name="T36_62"><text:s/></text:span><text:span text:style-name="T36_63">the</text:span><text:span text:style-name="T36_64"><text:s/></text:span><text:span text:style-name="T36_65">module</text:span><text:span text:style-name="T36_66"><text:s/></text:span><text:span text:style-name="T36_67">home</text:span><text:span text:style-name="T36_68"><text:s/></text:span><text:span text:style-name="T36_69">page</text:span><text:span text:style-name="T36_70"><text:s/></text:span><text:span text:style-name="T36_71">and</text:span><text:span text:style-name="T36_72"><text:s/></text:span><text:span text:style-name="T36_73">standard</text:span><text:span text:style-name="T36_74"><text:s/></text:span><text:span text:style-name="T36_75">departmental</text:span><text:span text:style-name="T36_76"><text:s/></text:span><text:span text:style-name="T36_77">penalties</text:span><text:span text:style-name="T36_78"><text:s/></text:span><text:span text:style-name="T36_79">for</text:span><text:span text:style-name="T36_80"><text:s/></text:span><text:span text:style-name="T36_81">lateness</text:span><text:span text:style-name="T36_82"><text:s/></text:span><text:span text:style-name="T36_83">will</text:span><text:span text:style-name="T36_84"><text:s/></text:span><text:span text:style-name="T36_85">be</text:span><text:span text:style-name="T36_86"><text:s/></text:span><text:span text:style-name="T36_87">applied</text:span><text:span text:style-name="T36_88">.<text:s/></text:span><text:span text:style-name="T36_89">If</text:span><text:span text:style-name="T36_90"><text:s/></text:span><text:span text:style-name="T36_91">problems</text:span><text:span text:style-name="T36_92"><text:s/></text:span><text:span text:style-name="T36_93">with</text:span><text:span text:style-name="T36_94"><text:s/></text:span><text:span text:style-name="T36_95">gaining</text:span><text:span text:style-name="T36_96"><text:s/></text:span><text:span text:style-name="T36_97">access</text:span><text:span text:style-name="T36_98"><text:s/></text:span><text:span text:style-name="T36_99">to</text:span><text:span text:style-name="T36_100"><text:s/></text:span><text:span text:style-name="T36_101">a</text:span><text:span text:style-name="T36_102"><text:s/></text:span><text:span text:style-name="T36_103">robot</text:span><text:span text:style-name="T36_104"><text:s/></text:span><text:span text:style-name="T36_105">delay</text:span><text:span text:style-name="T36_106"><text:s/></text:span><text:span text:style-name="T36_107">assessment</text:span><text:span text:style-name="T36_108"><text:s/></text:span><text:span text:style-name="T36_109">an</text:span><text:span text:style-name="T36_110"><text:s/></text:span><text:span text:style-name="T36_111">alternative</text:span><text:span text:style-name="T36_112"><text:s/></text:span><text:span text:style-name="T36_113">arrangement</text:span><text:span text:style-name="T36_114"><text:s/></text:span><text:span text:style-name="T36_115">will</text:span><text:span text:style-name="T36_116"><text:s/></text:span><text:span text:style-name="T36_117">be</text:span><text:span text:style-name="T36_118"><text:s/></text:span><text:span text:style-name="T36_119">made</text:span><text:span text:style-name="T36_120">.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